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956305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30e33ca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30fd317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20e5" officeooo:paragraph-rsid="0336783e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317f1e7" officeooo:paragraph-rsid="0317f1e7" style:font-size-asian="11pt" style:font-size-complex="11pt"/>
    </style:style>
    <style:style style:name="P9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36370f1" style:font-size-asian="9.60000038146973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39b4bec" style:font-size-asian="9.60000038146973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3dd4f18" style:font-size-asian="9.60000038146973pt" style:font-style-asian="normal" style:font-size-complex="11pt" style:font-style-complex="normal"/>
    </style:style>
    <style:style style:name="P18" style:family="paragraph" style:parent-style-name="Standard">
      <style:paragraph-properties fo:text-align="justify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6eb9d" officeooo:paragraph-rsid="030b52ba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0e33ca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6370f1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9b4bec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dd4f18" style:font-size-asian="11pt" style:font-style-asian="normal" style:font-size-complex="11pt" style:font-style-complex="normal"/>
    </style:style>
    <style:style style:name="P23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24" style:family="paragraph" style:parent-style-name="Standard">
      <style:paragraph-properties fo:text-align="center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2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03a8b9" officeooo:paragraph-rsid="01c68e42" style:font-size-asian="11pt" style:font-style-asian="normal" style:font-size-complex="11pt" style:font-style-complex="normal"/>
    </style:style>
    <style:style style:name="P2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31b4832" officeooo:paragraph-rsid="039b4bec" style:font-size-asian="11pt" style:font-style-asian="normal" style:font-size-complex="11pt" style:font-style-complex="normal"/>
    </style:style>
    <style:style style:name="P27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8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9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30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31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32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3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7482f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8bade" style:font-size-asian="11pt" style:font-style-asian="italic" style:font-size-complex="11pt" style:font-style-complex="italic"/>
    </style:style>
    <style:style style:name="P3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c8e32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e39c1" style:font-size-asian="11pt" style:font-style-asian="italic" style:font-size-complex="11pt" style:font-style-complex="italic"/>
    </style:style>
    <style:style style:name="P3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204260" style:font-size-asian="11pt" style:font-style-asian="italic" style:font-size-complex="11pt" style:font-style-complex="italic"/>
    </style:style>
    <style:style style:name="P3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2b2d9a" style:font-size-asian="11pt" style:font-style-asian="italic" style:font-size-complex="11pt" style:font-style-complex="italic"/>
    </style:style>
    <style:style style:name="P3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62bfb9" style:font-size-asian="11pt" style:font-style-asian="italic" style:font-size-complex="11pt" style:font-style-complex="italic"/>
    </style:style>
    <style:style style:name="P4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641507" style:font-size-asian="11pt" style:font-style-asian="italic" style:font-size-complex="11pt" style:font-style-complex="italic"/>
    </style:style>
    <style:style style:name="P4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6bb3f2" style:font-size-asian="11pt" style:font-style-asian="italic" style:font-size-complex="11pt" style:font-style-complex="italic"/>
    </style:style>
    <style:style style:name="P4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9d2eba" style:font-size-asian="11pt" style:font-style-asian="italic" style:font-size-complex="11pt" style:font-style-complex="italic"/>
    </style:style>
    <style:style style:name="P4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dd4f18" style:font-size-asian="11pt" style:font-style-asian="italic" style:font-size-complex="11pt" style:font-style-complex="italic"/>
    </style:style>
    <style:style style:name="P4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243b7e" style:font-size-asian="11pt" style:font-style-asian="italic" style:font-size-complex="11pt" style:font-style-complex="italic"/>
    </style:style>
    <style:style style:name="P4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274a5d" style:font-size-asian="11pt" style:font-style-asian="italic" style:font-size-complex="11pt" style:font-style-complex="italic"/>
    </style:style>
    <style:style style:name="P4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33530a" style:font-size-asian="11pt" style:font-style-asian="italic" style:font-size-complex="11pt" style:font-style-complex="italic"/>
    </style:style>
    <style:style style:name="P4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3abe56" style:font-size-asian="11pt" style:font-style-asian="italic" style:font-size-complex="11pt" style:font-style-complex="italic"/>
    </style:style>
    <style:style style:name="P4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615fe5" style:font-size-asian="11pt" style:font-style-asian="italic" style:font-size-complex="11pt" style:font-style-complex="italic"/>
    </style:style>
    <style:style style:name="P4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cf4d4" officeooo:paragraph-rsid="032cf4d4" style:font-size-asian="11pt" style:font-style-asian="italic" style:font-size-complex="11pt" style:font-style-complex="italic"/>
    </style:style>
    <style:style style:name="P5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31e625" style:font-size-asian="11pt" style:font-style-asian="italic" style:font-size-complex="11pt" style:font-style-complex="italic"/>
    </style:style>
    <style:style style:name="P5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382a8d" style:font-size-asian="11pt" style:font-style-asian="italic" style:font-size-complex="11pt" style:font-style-complex="italic"/>
    </style:style>
    <style:style style:name="P5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614f18" style:font-size-asian="11pt" style:font-style-asian="italic" style:font-size-complex="11pt" style:font-style-complex="italic"/>
    </style:style>
    <style:style style:name="P5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3f606a" style:font-size-asian="11pt" style:font-style-asian="italic" style:font-size-complex="11pt" style:font-style-complex="italic"/>
    </style:style>
    <style:style style:name="P5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401ab6" style:font-size-asian="11pt" style:font-style-asian="italic" style:font-size-complex="11pt" style:font-style-complex="italic"/>
    </style:style>
    <style:style style:name="P5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615fe5" style:font-size-asian="11pt" style:font-style-asian="italic" style:font-size-complex="11pt" style:font-style-complex="italic"/>
    </style:style>
    <style:style style:name="P5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34172" officeooo:paragraph-rsid="03434172" style:font-size-asian="11pt" style:font-style-asian="italic" style:font-size-complex="11pt" style:font-style-complex="italic"/>
    </style:style>
    <style:style style:name="P5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7e3f4" officeooo:paragraph-rsid="0347e3f4" style:font-size-asian="11pt" style:font-style-asian="italic" style:font-size-complex="11pt" style:font-style-complex="italic"/>
    </style:style>
    <style:style style:name="P5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ae392" officeooo:paragraph-rsid="034ae392" style:font-size-asian="11pt" style:font-style-asian="italic" style:font-size-complex="11pt" style:font-style-complex="italic"/>
    </style:style>
    <style:style style:name="P5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f4ea6" officeooo:paragraph-rsid="034f4ea6" style:font-size-asian="11pt" style:font-style-asian="italic" style:font-size-complex="11pt" style:font-style-complex="italic"/>
    </style:style>
    <style:style style:name="P6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549f7" officeooo:paragraph-rsid="035549f7" style:font-size-asian="11pt" style:font-style-asian="italic" style:font-size-complex="11pt" style:font-style-complex="italic"/>
    </style:style>
    <style:style style:name="P6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9d079" officeooo:paragraph-rsid="0359d079" style:font-size-asian="11pt" style:font-style-asian="italic" style:font-size-complex="11pt" style:font-style-complex="italic"/>
    </style:style>
    <style:style style:name="P6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b9e48" officeooo:paragraph-rsid="035b9e48" style:font-size-asian="11pt" style:font-style-asian="italic" style:font-size-complex="11pt" style:font-style-complex="italic"/>
    </style:style>
    <style:style style:name="P6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d83e3" officeooo:paragraph-rsid="035d83e3" style:font-size-asian="11pt" style:font-style-asian="italic" style:font-size-complex="11pt" style:font-style-complex="italic"/>
    </style:style>
    <style:style style:name="P6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f7635" officeooo:paragraph-rsid="035f7635" style:font-size-asian="11pt" style:font-style-asian="italic" style:font-size-complex="11pt" style:font-style-complex="italic"/>
    </style:style>
    <style:style style:name="P6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67afbd" officeooo:paragraph-rsid="0367afbd" style:font-size-asian="11pt" style:font-style-asian="italic" style:font-size-complex="11pt" style:font-style-complex="italic"/>
    </style:style>
    <style:style style:name="P6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6c6488" officeooo:paragraph-rsid="036ff1b0" style:font-size-asian="11pt" style:font-style-asian="italic" style:font-size-complex="11pt" style:font-style-complex="italic"/>
    </style:style>
    <style:style style:name="P6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729ede" officeooo:paragraph-rsid="03729ede" style:font-size-asian="11pt" style:font-style-asian="italic" style:font-size-complex="11pt" style:font-style-complex="italic"/>
    </style:style>
    <style:style style:name="P6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757c6d" officeooo:paragraph-rsid="03757c6d" style:font-size-asian="11pt" style:font-style-asian="italic" style:font-size-complex="11pt" style:font-style-complex="italic"/>
    </style:style>
    <style:style style:name="P6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7dd102" officeooo:paragraph-rsid="037dd102" style:font-size-asian="11pt" style:font-style-asian="italic" style:font-size-complex="11pt" style:font-style-complex="italic"/>
    </style:style>
    <style:style style:name="P7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15f24" officeooo:paragraph-rsid="03815f24" style:font-size-asian="11pt" style:font-style-asian="italic" style:font-size-complex="11pt" style:font-style-complex="italic"/>
    </style:style>
    <style:style style:name="P7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47cfd" officeooo:paragraph-rsid="03847cfd" style:font-size-asian="11pt" style:font-style-asian="italic" style:font-size-complex="11pt" style:font-style-complex="italic"/>
    </style:style>
    <style:style style:name="P7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a0edc" officeooo:paragraph-rsid="038a0edc" style:font-size-asian="11pt" style:font-style-asian="italic" style:font-size-complex="11pt" style:font-style-complex="italic"/>
    </style:style>
    <style:style style:name="P7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c641e" officeooo:paragraph-rsid="038c641e" style:font-size-asian="11pt" style:font-style-asian="italic" style:font-size-complex="11pt" style:font-style-complex="italic"/>
    </style:style>
    <style:style style:name="P7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c641e" officeooo:paragraph-rsid="03952c12" style:font-size-asian="11pt" style:font-style-asian="italic" style:font-size-complex="11pt" style:font-style-complex="italic"/>
    </style:style>
    <style:style style:name="P7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3fa75" officeooo:paragraph-rsid="0393fa75" style:font-size-asian="11pt" style:font-style-asian="italic" style:font-size-complex="11pt" style:font-style-complex="italic"/>
    </style:style>
    <style:style style:name="P7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5c3c7" officeooo:paragraph-rsid="0395c3c7" style:font-size-asian="11pt" style:font-style-asian="italic" style:font-size-complex="11pt" style:font-style-complex="italic"/>
    </style:style>
    <style:style style:name="P7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a5568" officeooo:paragraph-rsid="039a5568" style:font-size-asian="11pt" style:font-style-asian="italic" style:font-size-complex="11pt" style:font-style-complex="italic"/>
    </style:style>
    <style:style style:name="P7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ec7a4" officeooo:paragraph-rsid="039ec7a4" style:font-size-asian="11pt" style:font-style-asian="italic" style:font-size-complex="11pt" style:font-style-complex="italic"/>
    </style:style>
    <style:style style:name="P7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01311" officeooo:paragraph-rsid="03a01311" style:font-size-asian="11pt" style:font-style-asian="italic" style:font-size-complex="11pt" style:font-style-complex="italic"/>
    </style:style>
    <style:style style:name="P8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563df" officeooo:paragraph-rsid="03a563df" style:font-size-asian="11pt" style:font-style-asian="italic" style:font-size-complex="11pt" style:font-style-complex="italic"/>
    </style:style>
    <style:style style:name="P8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95e52" officeooo:paragraph-rsid="03a95e52" style:font-size-asian="11pt" style:font-style-asian="italic" style:font-size-complex="11pt" style:font-style-complex="italic"/>
    </style:style>
    <style:style style:name="P8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c83ef" officeooo:paragraph-rsid="03ac83ef" style:font-size-asian="11pt" style:font-style-asian="italic" style:font-size-complex="11pt" style:font-style-complex="italic"/>
    </style:style>
    <style:style style:name="P8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d8a25" officeooo:paragraph-rsid="03ad8a25" style:font-size-asian="11pt" style:font-style-asian="italic" style:font-size-complex="11pt" style:font-style-complex="italic"/>
    </style:style>
    <style:style style:name="P8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d8a25" officeooo:paragraph-rsid="03b0e8cf" style:font-size-asian="11pt" style:font-style-asian="italic" style:font-size-complex="11pt" style:font-style-complex="italic"/>
    </style:style>
    <style:style style:name="P8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0e8cf" officeooo:paragraph-rsid="03b0e8cf" style:font-size-asian="11pt" style:font-style-asian="italic" style:font-size-complex="11pt" style:font-style-complex="italic"/>
    </style:style>
    <style:style style:name="P8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228a1" officeooo:paragraph-rsid="03b228a1" style:font-size-asian="11pt" style:font-style-asian="italic" style:font-size-complex="11pt" style:font-style-complex="italic"/>
    </style:style>
    <style:style style:name="P8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545d8" officeooo:paragraph-rsid="03b545d8" style:font-size-asian="11pt" style:font-style-asian="italic" style:font-size-complex="11pt" style:font-style-complex="italic"/>
    </style:style>
    <style:style style:name="P8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9d212" officeooo:paragraph-rsid="03b9d212" style:font-size-asian="11pt" style:font-style-asian="italic" style:font-size-complex="11pt" style:font-style-complex="italic"/>
    </style:style>
    <style:style style:name="P8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c0abf" officeooo:paragraph-rsid="03bc0abf" style:font-size-asian="11pt" style:font-style-asian="italic" style:font-size-complex="11pt" style:font-style-complex="italic"/>
    </style:style>
    <style:style style:name="P9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d2ec0" officeooo:paragraph-rsid="03bd2ec0" style:font-size-asian="11pt" style:font-style-asian="italic" style:font-size-complex="11pt" style:font-style-complex="italic"/>
    </style:style>
    <style:style style:name="P9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efa2a" officeooo:paragraph-rsid="03befa2a" style:font-size-asian="11pt" style:font-style-asian="italic" style:font-size-complex="11pt" style:font-style-complex="italic"/>
    </style:style>
    <style:style style:name="P9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c1c5c3" officeooo:paragraph-rsid="03c1c5c3" style:font-size-asian="11pt" style:font-style-asian="italic" style:font-size-complex="11pt" style:font-style-complex="italic"/>
    </style:style>
    <style:style style:name="P9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c64093" officeooo:paragraph-rsid="03c64093" style:font-size-asian="11pt" style:font-style-asian="italic" style:font-size-complex="11pt" style:font-style-complex="italic"/>
    </style:style>
    <style:style style:name="P9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ca2872" officeooo:paragraph-rsid="03ca2872" style:font-size-asian="11pt" style:font-style-asian="italic" style:font-size-complex="11pt" style:font-style-complex="italic"/>
    </style:style>
    <style:style style:name="P9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ccf146" officeooo:paragraph-rsid="03ccf146" style:font-size-asian="11pt" style:font-style-asian="italic" style:font-size-complex="11pt" style:font-style-complex="italic"/>
    </style:style>
    <style:style style:name="P9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cdaa18" officeooo:paragraph-rsid="03cf8ea7" style:font-size-asian="11pt" style:font-style-asian="italic" style:font-size-complex="11pt" style:font-style-complex="italic"/>
    </style:style>
    <style:style style:name="P9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d4bcf0" officeooo:paragraph-rsid="03d4bcf0" style:font-size-asian="11pt" style:font-style-asian="italic" style:font-size-complex="11pt" style:font-style-complex="italic"/>
    </style:style>
    <style:style style:name="P9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d87732" officeooo:paragraph-rsid="03d92018" style:font-size-asian="11pt" style:font-style-asian="italic" style:font-size-complex="11pt" style:font-style-complex="italic"/>
    </style:style>
    <style:style style:name="P9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dbd31e" officeooo:paragraph-rsid="03dbd31e" style:font-size-asian="11pt" style:font-style-asian="italic" style:font-size-complex="11pt" style:font-style-complex="italic"/>
    </style:style>
    <style:style style:name="P10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e0e25e" officeooo:paragraph-rsid="03e1bb29" style:font-size-asian="11pt" style:font-style-asian="italic" style:font-size-complex="11pt" style:font-style-complex="italic"/>
    </style:style>
    <style:style style:name="P10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e28c90" officeooo:paragraph-rsid="03e28c90" style:font-size-asian="11pt" style:font-style-asian="italic" style:font-size-complex="11pt" style:font-style-complex="italic"/>
    </style:style>
    <style:style style:name="P10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e42a7e" officeooo:paragraph-rsid="03e42a7e" style:font-size-asian="11pt" style:font-style-asian="italic" style:font-size-complex="11pt" style:font-style-complex="italic"/>
    </style:style>
    <style:style style:name="P10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e42a7e" officeooo:paragraph-rsid="03e6c0b6" style:font-size-asian="11pt" style:font-style-asian="italic" style:font-size-complex="11pt" style:font-style-complex="italic"/>
    </style:style>
    <style:style style:name="P10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e9beb9" officeooo:paragraph-rsid="03e9beb9" style:font-size-asian="11pt" style:font-style-asian="italic" style:font-size-complex="11pt" style:font-style-complex="italic"/>
    </style:style>
    <style:style style:name="P10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ea8767" officeooo:paragraph-rsid="03ec33e1" style:font-size-asian="11pt" style:font-style-asian="italic" style:font-size-complex="11pt" style:font-style-complex="italic"/>
    </style:style>
    <style:style style:name="P10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ed3842" officeooo:paragraph-rsid="03ed50a6" style:font-size-asian="11pt" style:font-style-asian="italic" style:font-size-complex="11pt" style:font-style-complex="italic"/>
    </style:style>
    <style:style style:name="P10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08374" officeooo:paragraph-rsid="03f08374" style:font-size-asian="11pt" style:font-style-asian="italic" style:font-size-complex="11pt" style:font-style-complex="italic"/>
    </style:style>
    <style:style style:name="P10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3f75f" officeooo:paragraph-rsid="03f3f75f" style:font-size-asian="11pt" style:font-style-asian="italic" style:font-size-complex="11pt" style:font-style-complex="italic"/>
    </style:style>
    <style:style style:name="P10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b29a3" officeooo:paragraph-rsid="03fe7c62" style:font-size-asian="11pt" style:font-style-asian="italic" style:font-size-complex="11pt" style:font-style-complex="italic"/>
    </style:style>
    <style:style style:name="P11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e7c62" officeooo:paragraph-rsid="03fe7c62" style:font-size-asian="11pt" style:font-style-asian="italic" style:font-size-complex="11pt" style:font-style-complex="italic"/>
    </style:style>
    <style:style style:name="P11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0678d" officeooo:paragraph-rsid="04008727" style:font-size-asian="11pt" style:font-style-asian="italic" style:font-size-complex="11pt" style:font-style-complex="italic"/>
    </style:style>
    <style:style style:name="P11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2ddb9" officeooo:paragraph-rsid="0402ddb9" style:font-size-asian="11pt" style:font-style-asian="italic" style:font-size-complex="11pt" style:font-style-complex="italic"/>
    </style:style>
    <style:style style:name="P11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56f1b" officeooo:paragraph-rsid="0408661a" style:font-size-asian="11pt" style:font-style-asian="italic" style:font-size-complex="11pt" style:font-style-complex="italic"/>
    </style:style>
    <style:style style:name="P11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c3f62" officeooo:paragraph-rsid="040c3f62" style:font-size-asian="11pt" style:font-style-asian="italic" style:font-size-complex="11pt" style:font-style-complex="italic"/>
    </style:style>
    <style:style style:name="P115" style:family="paragraph" style:parent-style-name="Footnote">
      <style:text-properties officeooo:rsid="04ba495b" officeooo:paragraph-rsid="04ba495b"/>
    </style:style>
    <style:style style:name="P11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20d73" officeooo:paragraph-rsid="04120d73" style:font-size-asian="11pt" style:font-style-asian="italic" style:font-size-complex="11pt" style:font-style-complex="italic"/>
    </style:style>
    <style:style style:name="P11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419dd" officeooo:paragraph-rsid="041419dd" style:font-size-asian="11pt" style:font-style-asian="italic" style:font-size-complex="11pt" style:font-style-complex="italic"/>
    </style:style>
    <style:style style:name="P11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67066" officeooo:paragraph-rsid="04167066" style:font-size-asian="11pt" style:font-style-asian="italic" style:font-size-complex="11pt" style:font-style-complex="italic"/>
    </style:style>
    <style:style style:name="P11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8b8d4" officeooo:paragraph-rsid="0418b8d4" style:font-size-asian="11pt" style:font-style-asian="italic" style:font-size-complex="11pt" style:font-style-complex="italic"/>
    </style:style>
    <style:style style:name="P12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20c093" officeooo:paragraph-rsid="0420c093" style:font-size-asian="11pt" style:font-style-asian="italic" style:font-size-complex="11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0830fa" style:font-style-asian="italic" style:font-style-complex="italic"/>
    </style:style>
    <style:style style:name="T3" style:family="text">
      <style:text-properties fo:font-style="italic" officeooo:rsid="030bbb30" style:font-style-asian="italic" style:font-style-complex="italic"/>
    </style:style>
    <style:style style:name="T4" style:family="text">
      <style:text-properties fo:font-style="italic" officeooo:rsid="00019284" style:font-style-asian="italic" style:font-style-complex="italic"/>
    </style:style>
    <style:style style:name="T5" style:family="text">
      <style:text-properties officeooo:rsid="00019284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30feb5b" style:font-style-asian="normal" style:font-style-complex="normal"/>
    </style:style>
    <style:style style:name="T8" style:family="text">
      <style:text-properties fo:font-style="normal" officeooo:rsid="03106751" style:font-style-asian="normal" style:font-style-complex="normal"/>
    </style:style>
    <style:style style:name="T9" style:family="text">
      <style:text-properties fo:font-style="normal" officeooo:rsid="03151a88" style:font-style-asian="normal" style:font-style-complex="normal"/>
    </style:style>
    <style:style style:name="T10" style:family="text">
      <style:text-properties fo:font-style="normal" officeooo:rsid="031625e0" style:font-style-asian="normal" style:font-style-complex="normal"/>
    </style:style>
    <style:style style:name="T11" style:family="text">
      <style:text-properties fo:font-style="normal" officeooo:rsid="0317482f" style:font-style-asian="normal" style:font-style-complex="normal"/>
    </style:style>
    <style:style style:name="T12" style:family="text">
      <style:text-properties fo:font-style="normal" officeooo:rsid="0317a167" style:font-style-asian="normal" style:font-style-complex="normal"/>
    </style:style>
    <style:style style:name="T13" style:family="text">
      <style:text-properties fo:font-style="normal" officeooo:rsid="0318bade" style:font-style-asian="normal" style:font-style-complex="normal"/>
    </style:style>
    <style:style style:name="T14" style:family="text">
      <style:text-properties fo:font-style="normal" officeooo:rsid="0319878e" style:font-style-asian="normal" style:font-style-complex="normal"/>
    </style:style>
    <style:style style:name="T15" style:family="text">
      <style:text-properties fo:font-style="normal" officeooo:rsid="031c8e32" style:font-style-asian="normal" style:font-style-complex="normal"/>
    </style:style>
    <style:style style:name="T16" style:family="text">
      <style:text-properties fo:font-style="normal" officeooo:rsid="031dbe65" style:font-style-asian="normal" style:font-style-complex="normal"/>
    </style:style>
    <style:style style:name="T17" style:family="text">
      <style:text-properties fo:font-style="normal" officeooo:rsid="031e39c1" style:font-style-asian="normal" style:font-style-complex="normal"/>
    </style:style>
    <style:style style:name="T18" style:family="text">
      <style:text-properties fo:font-style="normal" officeooo:rsid="03204260" style:font-style-asian="normal" style:font-style-complex="normal"/>
    </style:style>
    <style:style style:name="T19" style:family="text">
      <style:text-properties fo:font-style="normal" officeooo:rsid="03243b7e" style:font-style-asian="normal" style:font-style-complex="normal"/>
    </style:style>
    <style:style style:name="T20" style:family="text">
      <style:text-properties fo:font-style="normal" officeooo:rsid="03279c5c" style:font-style-asian="normal" style:font-style-complex="normal"/>
    </style:style>
    <style:style style:name="T21" style:family="text">
      <style:text-properties fo:font-style="normal" officeooo:rsid="0327c81c" style:font-style-asian="normal" style:font-style-complex="normal"/>
    </style:style>
    <style:style style:name="T22" style:family="text">
      <style:text-properties fo:font-style="normal" officeooo:rsid="023d86f1" style:font-style-asian="normal" style:font-style-complex="normal"/>
    </style:style>
    <style:style style:name="T23" style:family="text">
      <style:text-properties fo:font-style="normal" officeooo:rsid="032b2d9a" style:font-style-asian="normal" style:font-style-complex="normal"/>
    </style:style>
    <style:style style:name="T24" style:family="text">
      <style:text-properties fo:font-style="normal" officeooo:rsid="032cf4d4" style:font-style-asian="normal" style:font-style-complex="normal"/>
    </style:style>
    <style:style style:name="T25" style:family="text">
      <style:text-properties fo:font-style="normal" officeooo:rsid="032e955c" style:font-style-asian="normal" style:font-style-complex="normal"/>
    </style:style>
    <style:style style:name="T26" style:family="text">
      <style:text-properties fo:font-style="normal" officeooo:rsid="0331e625" style:font-style-asian="normal" style:font-style-complex="normal"/>
    </style:style>
    <style:style style:name="T27" style:family="text">
      <style:text-properties fo:font-style="normal" officeooo:rsid="0332c404" style:font-style-asian="normal" style:font-style-complex="normal"/>
    </style:style>
    <style:style style:name="T28" style:family="text">
      <style:text-properties fo:font-style="normal" officeooo:rsid="0333530a" style:font-style-asian="normal" style:font-style-complex="normal"/>
    </style:style>
    <style:style style:name="T29" style:family="text">
      <style:text-properties fo:font-style="normal" officeooo:rsid="03344961" style:font-style-asian="normal" style:font-style-complex="normal"/>
    </style:style>
    <style:style style:name="T30" style:family="text">
      <style:text-properties fo:font-style="normal" officeooo:rsid="02716d63" style:font-style-asian="normal" style:font-style-complex="normal"/>
    </style:style>
    <style:style style:name="T31" style:family="text">
      <style:text-properties fo:font-style="normal" officeooo:rsid="030bbb30" style:font-style-asian="normal" style:font-style-complex="normal"/>
    </style:style>
    <style:style style:name="T32" style:family="text">
      <style:text-properties fo:font-style="normal" officeooo:rsid="030d9da6" style:font-style-asian="normal" style:font-style-complex="normal"/>
    </style:style>
    <style:style style:name="T33" style:family="text">
      <style:text-properties fo:font-style="normal" officeooo:rsid="04b865de" style:font-style-asian="normal" style:font-style-complex="normal"/>
    </style:style>
    <style:style style:name="T34" style:family="text">
      <style:text-properties fo:font-style="normal" officeooo:rsid="0336783e" style:font-style-asian="normal" style:font-style-complex="normal"/>
    </style:style>
    <style:style style:name="T35" style:family="text">
      <style:text-properties fo:font-style="normal" officeooo:rsid="0337ae76" style:font-style-asian="normal" style:font-style-complex="normal"/>
    </style:style>
    <style:style style:name="T36" style:family="text">
      <style:text-properties fo:font-style="normal" officeooo:rsid="03382a8d" style:font-style-asian="normal" style:font-style-complex="normal"/>
    </style:style>
    <style:style style:name="T37" style:family="text">
      <style:text-properties fo:font-style="normal" officeooo:rsid="0338dcc7" style:font-style-asian="normal" style:font-style-complex="normal"/>
    </style:style>
    <style:style style:name="T38" style:family="text">
      <style:text-properties fo:font-style="normal" officeooo:rsid="033abe56" style:font-style-asian="normal" style:font-style-complex="normal"/>
    </style:style>
    <style:style style:name="T39" style:family="text">
      <style:text-properties fo:font-style="normal" officeooo:rsid="033bb695" style:font-style-asian="normal" style:font-style-complex="normal"/>
    </style:style>
    <style:style style:name="T40" style:family="text">
      <style:text-properties fo:font-style="normal" officeooo:rsid="033d85f4" style:font-style-asian="normal" style:font-style-complex="normal"/>
    </style:style>
    <style:style style:name="T41" style:family="text">
      <style:text-properties fo:font-style="normal" officeooo:rsid="033f5d36" style:font-style-asian="normal" style:font-style-complex="normal"/>
    </style:style>
    <style:style style:name="T42" style:family="text">
      <style:text-properties fo:font-style="normal" officeooo:rsid="033f606a" style:font-style-asian="normal" style:font-style-complex="normal"/>
    </style:style>
    <style:style style:name="T43" style:family="text">
      <style:text-properties fo:font-style="normal" officeooo:rsid="03401ab6" style:font-style-asian="normal" style:font-style-complex="normal"/>
    </style:style>
    <style:style style:name="T44" style:family="text">
      <style:text-properties fo:font-style="normal" officeooo:rsid="0340fb2a" style:font-style-asian="normal" style:font-style-complex="normal"/>
    </style:style>
    <style:style style:name="T45" style:family="text">
      <style:text-properties fo:font-style="normal" officeooo:rsid="0342b723" style:font-style-asian="normal" style:font-style-complex="normal"/>
    </style:style>
    <style:style style:name="T46" style:family="text">
      <style:text-properties fo:font-style="normal" officeooo:rsid="0344069b" style:font-style-asian="normal" style:font-style-complex="normal"/>
    </style:style>
    <style:style style:name="T47" style:family="text">
      <style:text-properties fo:font-style="normal" officeooo:rsid="0345f7cb" style:font-style-asian="normal" style:font-style-complex="normal"/>
    </style:style>
    <style:style style:name="T48" style:family="text">
      <style:text-properties fo:font-style="normal" officeooo:rsid="0349c53c" style:font-style-asian="normal" style:font-style-complex="normal"/>
    </style:style>
    <style:style style:name="T49" style:family="text">
      <style:text-properties fo:font-style="normal" officeooo:rsid="034ca3bb" style:font-style-asian="normal" style:font-style-complex="normal"/>
    </style:style>
    <style:style style:name="T50" style:family="text">
      <style:text-properties fo:font-style="normal" officeooo:rsid="034da74b" style:font-style-asian="normal" style:font-style-complex="normal"/>
    </style:style>
    <style:style style:name="T51" style:family="text">
      <style:text-properties fo:font-style="normal" officeooo:rsid="0350f0b0" style:font-style-asian="normal" style:font-style-complex="normal"/>
    </style:style>
    <style:style style:name="T52" style:family="text">
      <style:text-properties fo:font-style="normal" officeooo:rsid="03524698" style:font-style-asian="normal" style:font-style-complex="normal"/>
    </style:style>
    <style:style style:name="T53" style:family="text">
      <style:text-properties fo:font-style="normal" officeooo:rsid="03538954" style:font-style-asian="normal" style:font-style-complex="normal"/>
    </style:style>
    <style:style style:name="T54" style:family="text">
      <style:text-properties fo:font-style="normal" officeooo:rsid="0358658f" style:font-style-asian="normal" style:font-style-complex="normal"/>
    </style:style>
    <style:style style:name="T55" style:family="text">
      <style:text-properties fo:font-style="normal" officeooo:rsid="035bc375" style:font-style-asian="normal" style:font-style-complex="normal"/>
    </style:style>
    <style:style style:name="T56" style:family="text">
      <style:text-properties fo:font-style="normal" officeooo:rsid="035c7b60" style:font-style-asian="normal" style:font-style-complex="normal"/>
    </style:style>
    <style:style style:name="T57" style:family="text">
      <style:text-properties fo:font-style="normal" officeooo:rsid="035f39f7" style:font-style-asian="normal" style:font-style-complex="normal"/>
    </style:style>
    <style:style style:name="T58" style:family="text">
      <style:text-properties fo:font-style="normal" officeooo:rsid="03604c3b" style:font-style-asian="normal" style:font-style-complex="normal"/>
    </style:style>
    <style:style style:name="T59" style:family="text">
      <style:text-properties fo:font-style="normal" officeooo:rsid="036370f1" style:font-style-asian="normal" style:font-style-complex="normal"/>
    </style:style>
    <style:style style:name="T60" style:family="text">
      <style:text-properties fo:font-style="normal" officeooo:rsid="03641507" style:font-style-asian="normal" style:font-style-complex="normal"/>
    </style:style>
    <style:style style:name="T61" style:family="text">
      <style:text-properties fo:font-style="normal" officeooo:rsid="0364df89" style:font-style-asian="normal" style:font-style-complex="normal"/>
    </style:style>
    <style:style style:name="T62" style:family="text">
      <style:text-properties fo:font-style="normal" officeooo:rsid="0365f6e7" style:font-style-asian="normal" style:font-style-complex="normal"/>
    </style:style>
    <style:style style:name="T63" style:family="text">
      <style:text-properties fo:font-style="normal" officeooo:rsid="0367677f" style:font-style-asian="normal" style:font-style-complex="normal"/>
    </style:style>
    <style:style style:name="T64" style:family="text">
      <style:text-properties fo:font-style="normal" officeooo:rsid="0368457a" style:font-style-asian="normal" style:font-style-complex="normal"/>
    </style:style>
    <style:style style:name="T65" style:family="text">
      <style:text-properties fo:font-style="normal" officeooo:rsid="0369c04b" style:font-style-asian="normal" style:font-style-complex="normal"/>
    </style:style>
    <style:style style:name="T66" style:family="text">
      <style:text-properties fo:font-style="normal" officeooo:rsid="036bb3f2" style:font-style-asian="normal" style:font-style-complex="normal"/>
    </style:style>
    <style:style style:name="T67" style:family="text">
      <style:text-properties fo:font-style="normal" officeooo:rsid="036c6488" style:font-style-asian="normal" style:font-style-complex="normal"/>
    </style:style>
    <style:style style:name="T68" style:family="text">
      <style:text-properties fo:font-style="normal" officeooo:rsid="036cdd8a" style:font-style-asian="normal" style:font-style-complex="normal"/>
    </style:style>
    <style:style style:name="T69" style:family="text">
      <style:text-properties fo:font-style="normal" officeooo:rsid="036edc5f" style:font-style-asian="normal" style:font-style-complex="normal"/>
    </style:style>
    <style:style style:name="T70" style:family="text">
      <style:text-properties fo:font-style="normal" officeooo:rsid="036f94d1" style:font-style-asian="normal" style:font-style-complex="normal"/>
    </style:style>
    <style:style style:name="T71" style:family="text">
      <style:text-properties fo:font-style="normal" officeooo:rsid="036ff1b0" style:font-style-asian="normal" style:font-style-complex="normal"/>
    </style:style>
    <style:style style:name="T72" style:family="text">
      <style:text-properties fo:font-style="normal" officeooo:rsid="0374465a" style:font-style-asian="normal" style:font-style-complex="normal"/>
    </style:style>
    <style:style style:name="T73" style:family="text">
      <style:text-properties fo:font-style="normal" officeooo:rsid="0377673f" style:font-style-asian="normal" style:font-style-complex="normal"/>
    </style:style>
    <style:style style:name="T74" style:family="text">
      <style:text-properties fo:font-style="normal" officeooo:rsid="037937f9" style:font-style-asian="normal" style:font-style-complex="normal"/>
    </style:style>
    <style:style style:name="T75" style:family="text">
      <style:text-properties fo:font-style="normal" officeooo:rsid="037a4381" style:font-style-asian="normal" style:font-style-complex="normal"/>
    </style:style>
    <style:style style:name="T76" style:family="text">
      <style:text-properties fo:font-style="normal" officeooo:rsid="037fff5e" style:font-style-asian="normal" style:font-style-complex="normal"/>
    </style:style>
    <style:style style:name="T77" style:family="text">
      <style:text-properties fo:font-style="normal" officeooo:rsid="03831ae6" style:font-style-asian="normal" style:font-style-complex="normal"/>
    </style:style>
    <style:style style:name="T78" style:family="text">
      <style:text-properties fo:font-style="normal" officeooo:rsid="03832f6a" style:font-style-asian="normal" style:font-style-complex="normal"/>
    </style:style>
    <style:style style:name="T79" style:family="text">
      <style:text-properties fo:font-style="normal" officeooo:rsid="03854bf5" style:font-style-asian="normal" style:font-style-complex="normal"/>
    </style:style>
    <style:style style:name="T80" style:family="text">
      <style:text-properties fo:font-style="normal" officeooo:rsid="03868c36" style:font-style-asian="normal" style:font-style-complex="normal"/>
    </style:style>
    <style:style style:name="T81" style:family="text">
      <style:text-properties fo:font-style="normal" officeooo:rsid="03886d43" style:font-style-asian="normal" style:font-style-complex="normal"/>
    </style:style>
    <style:style style:name="T82" style:family="text">
      <style:text-properties fo:font-style="normal" officeooo:rsid="038cd93c" style:font-style-asian="normal" style:font-style-complex="normal"/>
    </style:style>
    <style:style style:name="T83" style:family="text">
      <style:text-properties fo:font-style="normal" officeooo:rsid="038e80b9" style:font-style-asian="normal" style:font-style-complex="normal"/>
    </style:style>
    <style:style style:name="T84" style:family="text">
      <style:text-properties fo:font-style="normal" officeooo:rsid="03918c11" style:font-style-asian="normal" style:font-style-complex="normal"/>
    </style:style>
    <style:style style:name="T85" style:family="text">
      <style:text-properties fo:font-style="normal" officeooo:rsid="03952c12" style:font-style-asian="normal" style:font-style-complex="normal"/>
    </style:style>
    <style:style style:name="T86" style:family="text">
      <style:text-properties fo:font-style="normal" officeooo:rsid="03983fcf" style:font-style-asian="normal" style:font-style-complex="normal"/>
    </style:style>
    <style:style style:name="T87" style:family="text">
      <style:text-properties fo:font-style="normal" officeooo:rsid="03992551" style:font-style-asian="normal" style:font-style-complex="normal"/>
    </style:style>
    <style:style style:name="T88" style:family="text">
      <style:text-properties fo:font-style="normal" officeooo:rsid="039b4bec" style:font-style-asian="normal" style:font-style-complex="normal"/>
    </style:style>
    <style:style style:name="T89" style:family="text">
      <style:text-properties fo:font-style="normal" officeooo:rsid="039d2eba" style:font-style-asian="normal" style:font-style-complex="normal"/>
    </style:style>
    <style:style style:name="T90" style:family="text">
      <style:text-properties fo:font-style="normal" officeooo:rsid="039e5bad" style:font-style-asian="normal" style:font-style-complex="normal"/>
    </style:style>
    <style:style style:name="T91" style:family="text">
      <style:text-properties fo:font-style="normal" officeooo:rsid="03a18218" style:font-style-asian="normal" style:font-style-complex="normal"/>
    </style:style>
    <style:style style:name="T92" style:family="text">
      <style:text-properties fo:font-style="normal" officeooo:rsid="03a32c7c" style:font-style-asian="normal" style:font-style-complex="normal"/>
    </style:style>
    <style:style style:name="T93" style:family="text">
      <style:text-properties fo:font-style="normal" officeooo:rsid="03a72969" style:font-style-asian="normal" style:font-style-complex="normal"/>
    </style:style>
    <style:style style:name="T94" style:family="text">
      <style:text-properties fo:font-style="normal" officeooo:rsid="03a77958" style:font-style-asian="normal" style:font-style-complex="normal"/>
    </style:style>
    <style:style style:name="T95" style:family="text">
      <style:text-properties fo:font-style="normal" officeooo:rsid="03ab176e" style:font-style-asian="normal" style:font-style-complex="normal"/>
    </style:style>
    <style:style style:name="T96" style:family="text">
      <style:text-properties fo:font-style="normal" officeooo:rsid="03aee913" style:font-style-asian="normal" style:font-style-complex="normal"/>
    </style:style>
    <style:style style:name="T97" style:family="text">
      <style:text-properties fo:font-style="normal" officeooo:rsid="03b0e8cf" style:font-style-asian="normal" style:font-style-complex="normal"/>
    </style:style>
    <style:style style:name="T98" style:family="text">
      <style:text-properties fo:font-style="normal" officeooo:rsid="03b19c19" style:font-style-asian="normal" style:font-style-complex="normal"/>
    </style:style>
    <style:style style:name="T99" style:family="text">
      <style:text-properties fo:font-style="normal" officeooo:rsid="03b3996b" style:font-style-asian="normal" style:font-style-complex="normal"/>
    </style:style>
    <style:style style:name="T100" style:family="text">
      <style:text-properties fo:font-style="normal" officeooo:rsid="03b3e6d5" style:font-style-asian="normal" style:font-style-complex="normal"/>
    </style:style>
    <style:style style:name="T101" style:family="text">
      <style:text-properties fo:font-style="normal" officeooo:rsid="03b5d4a5" style:font-style-asian="normal" style:font-style-complex="normal"/>
    </style:style>
    <style:style style:name="T102" style:family="text">
      <style:text-properties fo:font-style="normal" officeooo:rsid="03b6d643" style:font-style-asian="normal" style:font-style-complex="normal"/>
    </style:style>
    <style:style style:name="T103" style:family="text">
      <style:text-properties fo:font-style="normal" officeooo:rsid="03bb8904" style:font-style-asian="normal" style:font-style-complex="normal"/>
    </style:style>
    <style:style style:name="T104" style:family="text">
      <style:text-properties fo:font-style="normal" officeooo:rsid="03bdb81d" style:font-style-asian="normal" style:font-style-complex="normal"/>
    </style:style>
    <style:style style:name="T105" style:family="text">
      <style:text-properties fo:font-style="normal" officeooo:rsid="03bf0c4f" style:font-style-asian="normal" style:font-style-complex="normal"/>
    </style:style>
    <style:style style:name="T106" style:family="text">
      <style:text-properties fo:font-style="normal" officeooo:rsid="03bff2f4" style:font-style-asian="normal" style:font-style-complex="normal"/>
    </style:style>
    <style:style style:name="T107" style:family="text">
      <style:text-properties fo:font-style="normal" officeooo:rsid="03c09038" style:font-style-asian="normal" style:font-style-complex="normal"/>
    </style:style>
    <style:style style:name="T108" style:family="text">
      <style:text-properties fo:font-style="normal" officeooo:rsid="03c34695" style:font-style-asian="normal" style:font-style-complex="normal"/>
    </style:style>
    <style:style style:name="T109" style:family="text">
      <style:text-properties fo:font-style="normal" officeooo:rsid="03c3f15e" style:font-style-asian="normal" style:font-style-complex="normal"/>
    </style:style>
    <style:style style:name="T110" style:family="text">
      <style:text-properties fo:font-style="normal" officeooo:rsid="03c47673" style:font-style-asian="normal" style:font-style-complex="normal"/>
    </style:style>
    <style:style style:name="T111" style:family="text">
      <style:text-properties fo:font-style="normal" officeooo:rsid="03c885b3" style:font-style-asian="normal" style:font-style-complex="normal"/>
    </style:style>
    <style:style style:name="T112" style:family="text">
      <style:text-properties fo:font-style="normal" officeooo:rsid="03cb5823" style:font-style-asian="normal" style:font-style-complex="normal"/>
    </style:style>
    <style:style style:name="T113" style:family="text">
      <style:text-properties fo:font-style="normal" officeooo:rsid="03cb90ed" style:font-style-asian="normal" style:font-style-complex="normal"/>
    </style:style>
    <style:style style:name="T114" style:family="text">
      <style:text-properties fo:font-style="normal" officeooo:rsid="03cf8ea7" style:font-style-asian="normal" style:font-style-complex="normal"/>
    </style:style>
    <style:style style:name="T115" style:family="text">
      <style:text-properties fo:font-style="normal" officeooo:rsid="03d14956" style:font-style-asian="normal" style:font-style-complex="normal"/>
    </style:style>
    <style:style style:name="T116" style:family="text">
      <style:text-properties fo:font-style="normal" officeooo:rsid="03d31e22" style:font-style-asian="normal" style:font-style-complex="normal"/>
    </style:style>
    <style:style style:name="T117" style:family="text">
      <style:text-properties fo:font-style="normal" officeooo:rsid="03d642f3" style:font-style-asian="normal" style:font-style-complex="normal"/>
    </style:style>
    <style:style style:name="T118" style:family="text">
      <style:text-properties fo:font-style="normal" officeooo:rsid="03d789c2" style:font-style-asian="normal" style:font-style-complex="normal"/>
    </style:style>
    <style:style style:name="T119" style:family="text">
      <style:text-properties fo:font-style="normal" officeooo:rsid="03d8cc66" style:font-style-asian="normal" style:font-style-complex="normal"/>
    </style:style>
    <style:style style:name="T120" style:family="text">
      <style:text-properties fo:font-style="normal" officeooo:rsid="03d92018" style:font-style-asian="normal" style:font-style-complex="normal"/>
    </style:style>
    <style:style style:name="T121" style:family="text">
      <style:text-properties fo:font-style="normal" officeooo:rsid="03daea6f" style:font-style-asian="normal" style:font-style-complex="normal"/>
    </style:style>
    <style:style style:name="T122" style:family="text">
      <style:text-properties fo:font-style="normal" officeooo:rsid="03dd4e14" style:font-style-asian="normal" style:font-style-complex="normal"/>
    </style:style>
    <style:style style:name="T123" style:family="text">
      <style:text-properties fo:font-style="normal" officeooo:rsid="03dd4f18" style:font-style-asian="normal" style:font-style-complex="normal"/>
    </style:style>
    <style:style style:name="T124" style:family="text">
      <style:text-properties fo:font-style="normal" officeooo:rsid="03df2082" style:font-style-asian="normal" style:font-style-complex="normal"/>
    </style:style>
    <style:style style:name="T125" style:family="text">
      <style:text-properties fo:font-style="normal" officeooo:rsid="03e1bb29" style:font-style-asian="normal" style:font-style-complex="normal"/>
    </style:style>
    <style:style style:name="T126" style:family="text">
      <style:text-properties fo:font-style="normal" officeooo:rsid="03e6185c" style:font-style-asian="normal" style:font-style-complex="normal"/>
    </style:style>
    <style:style style:name="T127" style:family="text">
      <style:text-properties fo:font-style="normal" officeooo:rsid="03e6c0b6" style:font-style-asian="normal" style:font-style-complex="normal"/>
    </style:style>
    <style:style style:name="T128" style:family="text">
      <style:text-properties fo:font-style="normal" officeooo:rsid="03ea8767" style:font-style-asian="normal" style:font-style-complex="normal"/>
    </style:style>
    <style:style style:name="T129" style:family="text">
      <style:text-properties fo:font-style="normal" officeooo:rsid="03eae1ba" style:font-style-asian="normal" style:font-style-complex="normal"/>
    </style:style>
    <style:style style:name="T130" style:family="text">
      <style:text-properties fo:font-style="normal" officeooo:rsid="03ec33e1" style:font-style-asian="normal" style:font-style-complex="normal"/>
    </style:style>
    <style:style style:name="T131" style:family="text">
      <style:text-properties fo:font-style="normal" officeooo:rsid="03ed50a6" style:font-style-asian="normal" style:font-style-complex="normal"/>
    </style:style>
    <style:style style:name="T132" style:family="text">
      <style:text-properties fo:font-style="normal" officeooo:rsid="03edf4d1" style:font-style-asian="normal" style:font-style-complex="normal"/>
    </style:style>
    <style:style style:name="T133" style:family="text">
      <style:text-properties fo:font-style="normal" officeooo:rsid="03efdf64" style:font-style-asian="normal" style:font-style-complex="normal"/>
    </style:style>
    <style:style style:name="T134" style:family="text">
      <style:text-properties fo:font-style="normal" officeooo:rsid="03f21630" style:font-style-asian="normal" style:font-style-complex="normal"/>
    </style:style>
    <style:style style:name="T135" style:family="text">
      <style:text-properties fo:font-style="normal" officeooo:rsid="03f5d968" style:font-style-asian="normal" style:font-style-complex="normal"/>
    </style:style>
    <style:style style:name="T136" style:family="text">
      <style:text-properties fo:font-style="normal" officeooo:rsid="03f73142" style:font-style-asian="normal" style:font-style-complex="normal"/>
    </style:style>
    <style:style style:name="T137" style:family="text">
      <style:text-properties fo:font-style="normal" officeooo:rsid="03f86c06" style:font-style-asian="normal" style:font-style-complex="normal"/>
    </style:style>
    <style:style style:name="T138" style:family="text">
      <style:text-properties fo:font-style="normal" officeooo:rsid="03fa3d73" style:font-style-asian="normal" style:font-style-complex="normal"/>
    </style:style>
    <style:style style:name="T139" style:family="text">
      <style:text-properties fo:font-style="normal" officeooo:rsid="03fb5021" style:font-style-asian="normal" style:font-style-complex="normal"/>
    </style:style>
    <style:style style:name="T140" style:family="text">
      <style:text-properties fo:font-style="normal" officeooo:rsid="03fc8cbc" style:font-style-asian="normal" style:font-style-complex="normal"/>
    </style:style>
    <style:style style:name="T141" style:family="text">
      <style:text-properties fo:font-style="normal" officeooo:rsid="03ffbdfb" style:font-style-asian="normal" style:font-style-complex="normal"/>
    </style:style>
    <style:style style:name="T142" style:family="text">
      <style:text-properties fo:font-style="normal" officeooo:rsid="04008727" style:font-style-asian="normal" style:font-style-complex="normal"/>
    </style:style>
    <style:style style:name="T143" style:family="text">
      <style:text-properties fo:font-style="normal" officeooo:rsid="04011d58" style:font-style-asian="normal" style:font-style-complex="normal"/>
    </style:style>
    <style:style style:name="T144" style:family="text">
      <style:text-properties fo:font-style="normal" officeooo:rsid="0402f9e5" style:font-style-asian="normal" style:font-style-complex="normal"/>
    </style:style>
    <style:style style:name="T145" style:family="text">
      <style:text-properties fo:font-style="normal" officeooo:rsid="0403f45f" style:font-style-asian="normal" style:font-style-complex="normal"/>
    </style:style>
    <style:style style:name="T146" style:family="text">
      <style:text-properties fo:font-style="normal" officeooo:rsid="0408661a" style:font-style-asian="normal" style:font-style-complex="normal"/>
    </style:style>
    <style:style style:name="T147" style:family="text">
      <style:text-properties fo:font-style="normal" officeooo:rsid="040a57df" style:font-style-asian="normal" style:font-style-complex="normal"/>
    </style:style>
    <style:style style:name="T148" style:family="text">
      <style:text-properties fo:font-style="normal" officeooo:rsid="040d37e9" style:font-style-asian="normal" style:font-style-complex="normal"/>
    </style:style>
    <style:style style:name="T149" style:family="text">
      <style:text-properties fo:font-style="normal" officeooo:rsid="040f1f92" style:font-style-asian="normal" style:font-style-complex="normal"/>
    </style:style>
    <style:style style:name="T150" style:family="text">
      <style:text-properties fo:font-style="normal" officeooo:rsid="0410a856" style:font-style-asian="normal" style:font-style-complex="normal"/>
    </style:style>
    <style:style style:name="T151" style:family="text">
      <style:text-properties fo:font-style="normal" officeooo:rsid="041400de" style:font-style-asian="normal" style:font-style-complex="normal"/>
    </style:style>
    <style:style style:name="T152" style:family="text">
      <style:text-properties fo:font-style="normal" officeooo:rsid="04145afc" style:font-style-asian="normal" style:font-style-complex="normal"/>
    </style:style>
    <style:style style:name="T153" style:family="text">
      <style:text-properties fo:font-style="normal" officeooo:rsid="0415545d" style:font-style-asian="normal" style:font-style-complex="normal"/>
    </style:style>
    <style:style style:name="T154" style:family="text">
      <style:text-properties fo:font-style="normal" officeooo:rsid="04167066" style:font-style-asian="normal" style:font-style-complex="normal"/>
    </style:style>
    <style:style style:name="T155" style:family="text">
      <style:text-properties fo:font-style="normal" officeooo:rsid="0418904f" style:font-style-asian="normal" style:font-style-complex="normal"/>
    </style:style>
    <style:style style:name="T156" style:family="text">
      <style:text-properties fo:font-style="normal" officeooo:rsid="041a9f9f" style:font-style-asian="normal" style:font-style-complex="normal"/>
    </style:style>
    <style:style style:name="T157" style:family="text">
      <style:text-properties fo:font-style="normal" officeooo:rsid="041d43b6" style:font-style-asian="normal" style:font-style-complex="normal"/>
    </style:style>
    <style:style style:name="T158" style:family="text">
      <style:text-properties fo:font-style="normal" officeooo:rsid="04214b21" style:font-style-asian="normal" style:font-style-complex="normal"/>
    </style:style>
    <style:style style:name="T159" style:family="text">
      <style:text-properties officeooo:rsid="000a14f6"/>
    </style:style>
    <style:style style:name="T160" style:family="text">
      <style:text-properties officeooo:rsid="005714b7"/>
    </style:style>
    <style:style style:name="T161" style:family="text">
      <style:text-properties officeooo:rsid="00880dbe"/>
    </style:style>
    <style:style style:name="T162" style:family="text">
      <style:text-properties officeooo:rsid="007c6d62"/>
    </style:style>
    <style:style style:name="T163" style:family="text">
      <style:text-properties officeooo:rsid="01c4f176"/>
    </style:style>
    <style:style style:name="T164" style:family="text">
      <style:text-properties officeooo:rsid="03b4652d"/>
    </style:style>
    <style:style style:name="T165" style:family="text">
      <style:text-properties officeooo:rsid="0473a949"/>
    </style:style>
    <style:style style:name="T166" style:family="text">
      <style:text-properties officeooo:rsid="0387836c"/>
    </style:style>
    <style:style style:name="T167" style:family="text">
      <style:text-properties officeooo:rsid="023c6ef8"/>
    </style:style>
    <style:style style:name="T168" style:family="text">
      <style:text-properties officeooo:rsid="023d86f1"/>
    </style:style>
    <style:style style:name="T169" style:family="text">
      <style:text-properties officeooo:rsid="023e4245"/>
    </style:style>
    <style:style style:name="T170" style:family="text">
      <style:text-properties style:font-name="EB Garamond 12 All SC"/>
    </style:style>
    <style:style style:name="T171" style:family="text">
      <style:text-properties style:font-name="EB Garamond 12 All SC" officeooo:rsid="03106751"/>
    </style:style>
    <style:style style:name="T172" style:family="text">
      <style:text-properties style:font-name="EB Garamond 12 All SC" officeooo:rsid="036370f1"/>
    </style:style>
    <style:style style:name="T173" style:family="text">
      <style:text-properties style:font-name="EB Garamond 12 All SC" officeooo:rsid="039b4bec"/>
    </style:style>
    <style:style style:name="T174" style:family="text">
      <style:text-properties style:font-name="EB Garamond 12 All SC" officeooo:rsid="03dd4f18"/>
    </style:style>
    <style:style style:name="T175" style:family="text">
      <style:text-properties officeooo:rsid="02f83ef8"/>
    </style:style>
    <style:style style:name="T176" style:family="text">
      <style:text-properties officeooo:rsid="030830fa"/>
    </style:style>
    <style:style style:name="T177" style:family="text">
      <style:text-properties officeooo:rsid="030fd317"/>
    </style:style>
    <style:style style:name="T178" style:family="text">
      <style:text-properties officeooo:rsid="030feb5b"/>
    </style:style>
    <style:style style:name="T179" style:family="text">
      <style:text-properties officeooo:rsid="03106751"/>
    </style:style>
    <style:style style:name="T180" style:family="text">
      <style:text-properties officeooo:rsid="0317482f"/>
    </style:style>
    <style:style style:name="T181" style:family="text">
      <style:text-properties officeooo:rsid="0318bade"/>
    </style:style>
    <style:style style:name="T182" style:family="text">
      <style:text-properties officeooo:rsid="031c8e32"/>
    </style:style>
    <style:style style:name="T183" style:family="text">
      <style:text-properties officeooo:rsid="031e39c1"/>
    </style:style>
    <style:style style:name="T184" style:family="text">
      <style:text-properties officeooo:rsid="031f6f79"/>
    </style:style>
    <style:style style:name="T185" style:family="text">
      <style:text-properties officeooo:rsid="03204260"/>
    </style:style>
    <style:style style:name="T186" style:family="text">
      <style:text-properties officeooo:rsid="03279c5c"/>
    </style:style>
    <style:style style:name="T187" style:family="text">
      <style:text-properties officeooo:rsid="032cf4d4"/>
    </style:style>
    <style:style style:name="T188" style:family="text">
      <style:text-properties officeooo:rsid="0332c404"/>
    </style:style>
    <style:style style:name="T189" style:family="text">
      <style:text-properties officeooo:rsid="03344961"/>
    </style:style>
    <style:style style:name="T190" style:family="text">
      <style:text-properties officeooo:rsid="0303035b"/>
    </style:style>
    <style:style style:name="T191" style:family="text">
      <style:text-properties officeooo:rsid="01dff054"/>
    </style:style>
    <style:style style:name="T192" style:family="text">
      <style:text-properties officeooo:rsid="033abe56"/>
    </style:style>
    <style:style style:name="T193" style:family="text">
      <style:text-properties officeooo:rsid="033bb695"/>
    </style:style>
    <style:style style:name="T194" style:family="text">
      <style:text-properties officeooo:rsid="03401ab6"/>
    </style:style>
    <style:style style:name="T195" style:family="text">
      <style:text-properties officeooo:rsid="0340fb2a"/>
    </style:style>
    <style:style style:name="T196" style:family="text">
      <style:text-properties officeooo:rsid="0342b723"/>
    </style:style>
    <style:style style:name="T197" style:family="text">
      <style:text-properties officeooo:rsid="0349c53c"/>
    </style:style>
    <style:style style:name="T198" style:family="text">
      <style:text-properties officeooo:rsid="034ca3bb"/>
    </style:style>
    <style:style style:name="T199" style:family="text">
      <style:text-properties officeooo:rsid="034da74b"/>
    </style:style>
    <style:style style:name="T200" style:family="text">
      <style:text-properties officeooo:rsid="03524698"/>
    </style:style>
    <style:style style:name="T201" style:family="text">
      <style:text-properties officeooo:rsid="0358658f"/>
    </style:style>
    <style:style style:name="T202" style:family="text">
      <style:text-properties officeooo:rsid="035bc375"/>
    </style:style>
    <style:style style:name="T203" style:family="text">
      <style:text-properties officeooo:rsid="035f39f7"/>
    </style:style>
    <style:style style:name="T204" style:family="text">
      <style:text-properties officeooo:rsid="036370f1"/>
    </style:style>
    <style:style style:name="T205" style:family="text">
      <style:text-properties officeooo:rsid="03641507"/>
    </style:style>
    <style:style style:name="T206" style:family="text">
      <style:text-properties officeooo:rsid="036cdd8a"/>
    </style:style>
    <style:style style:name="T207" style:family="text">
      <style:text-properties officeooo:rsid="037937f9"/>
    </style:style>
    <style:style style:name="T208" style:family="text">
      <style:text-properties officeooo:rsid="037ed729"/>
    </style:style>
    <style:style style:name="T209" style:family="text">
      <style:text-properties officeooo:rsid="037fff5e"/>
    </style:style>
    <style:style style:name="T210" style:family="text">
      <style:text-properties officeooo:rsid="03831ae6"/>
    </style:style>
    <style:style style:name="T211" style:family="text">
      <style:text-properties officeooo:rsid="03854bf5"/>
    </style:style>
    <style:style style:name="T212" style:family="text">
      <style:text-properties officeooo:rsid="038e80b9"/>
    </style:style>
    <style:style style:name="T213" style:family="text">
      <style:text-properties officeooo:rsid="03918c11"/>
    </style:style>
    <style:style style:name="T214" style:family="text">
      <style:text-properties officeooo:rsid="03952c12"/>
    </style:style>
    <style:style style:name="T215" style:family="text">
      <style:text-properties officeooo:rsid="03983fcf"/>
    </style:style>
    <style:style style:name="T216" style:family="text">
      <style:text-properties officeooo:rsid="039b4bec"/>
    </style:style>
    <style:style style:name="T217" style:family="text">
      <style:text-properties officeooo:rsid="039d2eba"/>
    </style:style>
    <style:style style:name="T218" style:family="text">
      <style:text-properties officeooo:rsid="03a18218"/>
    </style:style>
    <style:style style:name="T219" style:family="text">
      <style:text-properties officeooo:rsid="03a72969"/>
    </style:style>
    <style:style style:name="T220" style:family="text">
      <style:text-properties officeooo:rsid="03ab176e"/>
    </style:style>
    <style:style style:name="T221" style:family="text">
      <style:text-properties officeooo:rsid="03aee913"/>
    </style:style>
    <style:style style:name="T222" style:family="text">
      <style:text-properties officeooo:rsid="03b19c19"/>
    </style:style>
    <style:style style:name="T223" style:family="text">
      <style:text-properties officeooo:rsid="03b3996b"/>
    </style:style>
    <style:style style:name="T224" style:family="text">
      <style:text-properties officeooo:rsid="03b5d4a5"/>
    </style:style>
    <style:style style:name="T225" style:family="text">
      <style:text-properties officeooo:rsid="03bdb81d"/>
    </style:style>
    <style:style style:name="T226" style:family="text">
      <style:text-properties officeooo:rsid="03bff2f4"/>
    </style:style>
    <style:style style:name="T227" style:family="text">
      <style:text-properties officeooo:rsid="03c34695"/>
    </style:style>
    <style:style style:name="T228" style:family="text">
      <style:text-properties officeooo:rsid="03c885b3"/>
    </style:style>
    <style:style style:name="T229" style:family="text">
      <style:text-properties officeooo:rsid="03cb5823"/>
    </style:style>
    <style:style style:name="T230" style:family="text">
      <style:text-properties officeooo:rsid="03cf8ea7"/>
    </style:style>
    <style:style style:name="T231" style:family="text">
      <style:text-properties officeooo:rsid="03d5f74d"/>
    </style:style>
    <style:style style:name="T232" style:family="text">
      <style:text-properties officeooo:rsid="03d642f3"/>
    </style:style>
    <style:style style:name="T233" style:family="text">
      <style:text-properties officeooo:rsid="03d8cc66"/>
    </style:style>
    <style:style style:name="T234" style:family="text">
      <style:text-properties officeooo:rsid="03d92018"/>
    </style:style>
    <style:style style:name="T235" style:family="text">
      <style:text-properties officeooo:rsid="03daea6f"/>
    </style:style>
    <style:style style:name="T236" style:family="text">
      <style:text-properties officeooo:rsid="03dd4f18"/>
    </style:style>
    <style:style style:name="T237" style:family="text">
      <style:text-properties officeooo:rsid="03df2082"/>
    </style:style>
    <style:style style:name="T238" style:family="text">
      <style:text-properties officeooo:rsid="03e1bb29"/>
    </style:style>
    <style:style style:name="T239" style:family="text">
      <style:text-properties officeooo:rsid="03e6c0b6"/>
    </style:style>
    <style:style style:name="T240" style:family="text">
      <style:text-properties officeooo:rsid="03e6185c"/>
    </style:style>
    <style:style style:name="T241" style:family="text">
      <style:text-properties officeooo:rsid="03eae1ba"/>
    </style:style>
    <style:style style:name="T242" style:family="text">
      <style:text-properties officeooo:rsid="03edf4d1"/>
    </style:style>
    <style:style style:name="T243" style:family="text">
      <style:text-properties officeooo:rsid="03f21630"/>
    </style:style>
    <style:style style:name="T244" style:family="text">
      <style:text-properties officeooo:rsid="03f73142"/>
    </style:style>
    <style:style style:name="T245" style:family="text">
      <style:text-properties officeooo:rsid="03fb5021"/>
    </style:style>
    <style:style style:name="T246" style:family="text">
      <style:text-properties officeooo:rsid="03fc8cbc"/>
    </style:style>
    <style:style style:name="T247" style:family="text">
      <style:text-properties officeooo:rsid="03ffbdfb"/>
    </style:style>
    <style:style style:name="T248" style:family="text">
      <style:text-properties officeooo:rsid="04008727"/>
    </style:style>
    <style:style style:name="T249" style:family="text">
      <style:text-properties officeooo:rsid="0402f9e5"/>
    </style:style>
    <style:style style:name="T250" style:family="text">
      <style:text-properties officeooo:rsid="0408661a"/>
    </style:style>
    <style:style style:name="T251" style:family="text">
      <style:text-properties officeooo:rsid="040d37e9"/>
    </style:style>
    <style:style style:name="T252" style:family="text">
      <style:text-properties officeooo:rsid="040f1f92"/>
    </style:style>
    <style:style style:name="T253" style:family="text">
      <style:text-properties officeooo:rsid="041400de"/>
    </style:style>
    <style:style style:name="T254" style:family="text">
      <style:text-properties officeooo:rsid="04145afc"/>
    </style:style>
    <style:style style:name="T255" style:family="text">
      <style:text-properties officeooo:rsid="0415545d"/>
    </style:style>
    <style:style style:name="T256" style:family="text">
      <style:text-properties officeooo:rsid="0418904f"/>
    </style:style>
    <style:style style:name="T257" style:family="text">
      <style:text-properties officeooo:rsid="041a9f9f"/>
    </style:style>
    <style:style style:name="T258" style:family="text">
      <style:text-properties officeooo:rsid="04214b2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7"><text:s text:c="4"/>Wolfgang <text:span text:style-name="T163">Esser-</text:span>Skala, 20<text:span text:style-name="T179">20</text:span></text:p>
      <text:p text:style-name="P27"/>
      <text:p text:style-name="P27"/>
      <text:p text:style-name="P12">© 20<text:span text:style-name="T179">20</text:span> by Wolfgang <text:span text:style-name="T163">Esser-</text:span>Skala. This edition is licensed under the Creative Commons Attribution<text:span text:style-name="T161">-NonCommercial-ShareAlike</text:span> 4.0 International License. To view a copy of this license, visit http://creativecommons.org/licenses/by<text:span text:style-name="T162">-nc-sa</text:span>/4.0/. </text:p>
      <text:p text:style-name="P11"/>
      <text:p text:style-name="P13">Music engraving by LilyPond 2.18.0 (http://www.lilypond.org).<text:span text:style-name="T160"><text:line-break/>Front matter</text:span> typeset with EB Garamond (http://www.georgduffner.at/ebgaramond).</text:p>
      <text:p text:style-name="P27"/>
      <text:p text:style-name="P10">First <text:span text:style-name="T163">version</text:span>, <text:span text:style-name="T179">January 2020</text:span></text:p>
      <text:p text:style-name="P31"/>
      <text:p text:style-name="P28">P R E F A C E <text:s text:c="2"/><text:span text:style-name="T1">&amp;</text:span> <text:s text:c="2"/>C R I T I C A L <text:s text:c="2"/>R E P O R T </text:p>
      <text:p text:style-name="P28"/>
      <text:p text:style-name="P1"/>
      <text:p text:style-name="P4">This edition bases upon <text:span text:style-name="T177">the autograph manuscript in the Königliche Bibliothek zu Berlin, which has been digitized by the Staatsbibliothek zu Berlin – Preußischer Kulturbesitz. The digital version of the manuscript is available at</text:span></text:p>
      <text:p text:style-name="P5"><text:tab/><text:span text:style-name="T167">https://digital.staatsbibliothek-berlin.de/werkansicht/?PPN=PPN1023705923<text:line-break/><text:tab/></text:span>(siglum<text:span text:style-name="T165"> </text:span>Mus.<text:span text:style-name="T167">ms. 21400</text:span>)</text:p>
      <text:p text:style-name="P2"/>
      <text:p text:style-name="P7">In general, this edition closely follows the <text:span text:style-name="T166">manuscript. </text:span>Any<text:span text:style-name="T175"> </text:span>changes <text:span text:style-name="T159">that were introduced </text:span>by the editor are indicated by italic type (dynamics and <text:span text:style-name="T5">directions</text:span>), parentheses<text:span text:style-name="T5"> (expressive marks)</text:span> or dashes (slurs and ties)<text:span text:style-name="T5">. Accidentals are used according to modern conventions. Asterisks denote changes that are clarified in the detailed remarks below.<text:tab/><text:line-break/><text:line-break/><text:line-break/></text:span><text:span text:style-name="T3">Mv.<text:tab/></text:span><text:span text:style-name="T4">Bar<text:tab/>Staff<text:tab/>Note</text:span><text:span text:style-name="T30"><text:line-break/></text:span><text:span text:style-name="T31">1</text:span><text:span text:style-name="T34">.12</text:span><text:span text:style-name="T30"><text:tab/></text:span><text:span text:style-name="T37">–<text:tab/>–<text:tab/>Each slur that connects two eights in a group of three eighths<text:line-break/><text:tab/><text:tab/><text:tab/>could also be interpreted as a slur connecting all these notes.<text:line-break/><text:tab/>1<text:tab/></text:span><text:span text:style-name="T32">org</text:span><text:span text:style-name="T33"><text:note text:id="ftn1" text:note-class="footnote"><text:note-citation>1</text:note-citation><text:note-body><text:p text:style-name="P115">Abbreviations: <text:span text:style-name="T190">A, alto; B, basso; </text:span>Ms, manuscript;<text:span text:style-name="T167"> </text:span>org, organ; <text:span text:style-name="T191">r, rest; S, soprano; T, tenore</text:span>.</text:p></text:note-body></text:note></text:span><text:span text:style-name="T32"><text:tab/></text:span><text:span text:style-name="T34">2nd half of bar in Ms: d4.–r4–r8</text:span><text:span text:style-name="T47"><text:line-break/>1.17<text:tab/>5<text:tab/>vla<text:tab/>2nd quarter in Ms: fis′8–fis′8</text:span><text:span text:style-name="T65"><text:line-break/>2.2<text:tab/>23<text:tab/>vl<text:tab/>9th sixteenth in Ms: g′16</text:span><text:span text:style-name="T87"><text:line-break/>2.15<text:tab/>9<text:tab/>org<text:tab/>2nd eighth in Ms: D8</text:span><text:span text:style-name="T103"><text:line-break/>3.12<text:tab/>3<text:tab/>vl 2<text:tab/>1st half note in Ms: cis″2</text:span><text:span text:style-name="T122"><text:line-break/>3.23<text:tab/>6<text:tab/>vla, T<text:tab/>4th half note in Ms: bes2</text:span><text:span text:style-name="T134"><text:line-break/>4.8<text:tab/>1, 3<text:tab/>T<text:tab/>last half note in Ms: a2</text:span><text:span text:style-name="T135"><text:line-break/>4.9<text:tab/>27<text:tab/>org<text:tab/>bar in Ms: Bes1</text:span></text:p>
      <text:p text:style-name="P6"/>
      <text:p text:style-name="P8"/>
      <text:p text:style-name="P8"/>
      <text:p text:style-name="P8">Bass figures only appear in the following movements<text:span text:style-name="T208"> (bars in parentheses)</text:span>: 1.3 (15 to 18)<text:span text:style-name="T184">, 1.5 (32, 39 to 44), 1.7 (8 to 10, 55 to 57), 1.21 (1, 2, 5 to 7, 11, 30), 1.24 (6 to 9, 39, 40), 2.5 (43), 2.15 (17, 35 to 40), 3.4 (4, 6 to 8, 12 to 14, 17), 3.10 (34, 35), 3.17 (1 to 11, 16, 17, 33, 40), 4.4 (41 to 45, 60 to 67), 4.14 (1, 2, 7, 8), 4.18 (6),</text:span></text:p>
      <text:p text:style-name="P30"/>
      <text:p text:style-name="P3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<text:span text:style-name="T178"> stoelzel-jesus-guter-hirte</text:span>). Your help will be greatly appreciated.</text:p>
      <text:p text:style-name="P9"/>
      <text:p text:style-name="P9"/>
      <text:p text:style-name="P9"><text:span text:style-name="T6">Salzburg, </text:span><text:span text:style-name="T7">January</text:span><text:span text:style-name="T6"> 20</text:span><text:span text:style-name="T7">20</text:span><text:line-break/>Wolfgang <text:span text:style-name="T164">Esser-</text:span>Skala</text:p>
      <text:p text:style-name="P25"/>
      <text:p text:style-name="P25"/>
      <text:p text:style-name="P26"><text:span text:style-name="T196">Das bewegte Schäflein (Canto 1)<text:line-break/>Das bußfertige Schäflein (Canto 1)<text:line-break/>Das danckbare Schäflein (Canto 2)<text:line-break/>Das demüthige Schäflein (Canto 2)<text:line-break/>Das erſchreckte Schäflein (Canto 2)<text:line-break/>Das erſchrockene Schäflein (Canto 1, 2)<text:line-break/>Das getröſtete Schäflein (Canto 1)<text:line-break/>Das glaubende Schäflein (Canto 1)<text:line-break/></text:span><text:soft-page-break/><text:span text:style-name="T196">Das reuige Schäflein (Canto 1)<text:line-break/></text:span>Das verlohrne Schäflein (Canto 1)<text:span text:style-name="T231"><text:line-break/>Das wehmüthige Schäflein (Canto 2)<text:line-break/>Das Evangelium (Alto 1, 2)<text:line-break/>Der Evangeliſte (Tenore)<text:line-break/>Der Schächer (Alto 2)<text:line-break/>JESUS, der gute Hirte (Tenore)<text:line-break/></text:span>Das Geſetze (Basſo)</text:p>
      <text:p text:style-name="P32"><text:line-break/>C O N T E N T S</text:p>
      <text:p text:style-name="P29"/>
      <text:p text:style-name="P23"/>
      <text:p text:style-name="P23"/>
      <text:p text:style-name="P23"/>
      <text:p text:style-name="P24">JESUS,<text:line-break/>als der<text:line-break/>für das verlohrene Schäflein<text:line-break/>leidend<text:span text:style-name="T176">-</text:span> und ſter<text:span text:style-name="T176">-</text:span><text:line-break/>bende<text:line-break/>Gute Hirte,<text:line-break/>am<text:line-break/>Heil. Char<text:span text:style-name="T176">-</text:span>Freytage,<text:line-break/>1727<text:line-break/>In Hoch<text:span text:style-name="T176">-</text:span>Fürſtl. Schloß<text:span text:style-name="T176">-</text:span>Kirche<text:line-break/>zum Friedenſtein,<text:line-break/>Musicaliſch aufgeführet,<text:line-break/>und in<text:line-break/>gebundene und harmoniſche Zei<text:span text:style-name="T176">-</text:span><text:line-break/>len abgefaßet<text:line-break/>von<text:line-break/>Gottfried Heinrich Stöltzeln<text:line-break/>F. S. Capellmeiſter.</text:p>
      <text:p text:style-name="P24">______________________________________________<text:line-break/><text:line-break/>Gotha,<text:line-break/>Druckts Johann Andreas Reyher,<text:line-break/>Hof<text:span text:style-name="T176">-</text:span>Buchdrucker.</text:p>
      <text:p text:style-name="P18"/>
      <text:p text:style-name="P18"/>
      <text:p text:style-name="P18"/>
      <text:p text:style-name="P18"/>
      <text:p text:style-name="P18"/>
      <text:p text:style-name="P18"><text:span text:style-name="T1">Chriſtlicher Leſer!</text:span><text:span text:style-name="T176"><text:tab/></text:span><text:line-break/><text:line-break/>Du ſollſt in dieſen Blättern deinen Heyland in ſeinem blutigen Leiden und Sterben ſehen. Dir iſt aber nicht unbekandt, wie e<text:span text:style-name="T176">s</text:span> dieſem großen Freunde und theureſten Erlöſer des menſchlichen Geſchlechts je und je gefallen, ſich unter dem Bilde eines <text:span text:style-name="T1">guten Hirten</text:span> ſeinen Gläubigen vorzuſtellen. Nicht nur die Bücher des Neuen, ſondern auch des Alten Teſtamentes, ſind voll von dieſen angenehmen Metaphora. <text:span text:style-name="T176">Weder</text:span> mein Vorſatz, noch der Raum <text:span text:style-name="T176">l</text:span>eiden es, die Zärtlichkeiten, womit ein treuer Hirte ſeiner geliebten Heerde<text:span text:style-name="T176"> begegnet, hier weitläufig zu beſchreiben, ſondern ich ſetze nur die Worte Jeſu, Joh. X: </text:span><text:span text:style-name="T2">Ein guter Hirte läſſet ſein Leben für die Schafe</text:span><text:span text:style-name="T176">, zu weiterer Betrachtung auch, weil doch von der Liebe eines </text:span><text:span text:style-name="T2">guten Hirten</text:span><text:span text:style-name="T176"> gegen ſeine Heerde gewiß keine größre Probe verlanget, mithin auch nichts Höhers geſagt werden kan.<text:tab/><text:line-break/>Und ſiehe! hier lieget </text:span><text:span text:style-name="T2">dein guter Hirte</text:span><text:span text:style-name="T176">, daß ich ſeines blutigen Schweißes, ſeiner harten Bande, Verläſterungen, Verſpeyungen, Striemen, Beul- und Wunden, ja des ſchmertzlichenTodes am Kreutze geſchweige, hier lieget </text:span><text:span text:style-name="T2">dein guter Hirte im Grabe</text:span><text:span text:style-name="T176">. O! ſo erſchrick demnach vor dem Donner des </text:span><text:span text:style-name="T2">Geſetzes</text:span><text:span text:style-name="T176">, wenn du bey ſeinem Tode Berge und Felſen, als erſtaunliche Trauer-Glocken klingen höreſt. Verbinde aber auch dein Hertze mit den Troſt-Specereyen des ſüßen </text:span><text:span text:style-name="T2">Evangelii</text:span><text:span text:style-name="T176">, wenn du bedenkeſt, daß alle deine Sünden in dem Grabe deines </text:span><text:span text:style-name="T2">guten Hirten</text:span><text:span text:style-name="T176"> verſchloßen seyn. So wirſt du ſeinen Sterbens-Tag, als ein getreues </text:span><text:span text:style-name="T2">Schäflein</text:span><text:span text:style-name="T176"> ihm wohlgefällig, und dir höchſt-erſprießlich begehren, und dermahleinſt mit ihm dich ewig erfreuen.</text:span></text:p>
      <text:p text:style-name="P19"><text:soft-page-break/><text:span text:style-name="T170">p a r s <text:s text:c="2"/></text:span><text:span text:style-name="T171">i</text:span></text:p>
      <text:p text:style-name="P14"/>
      <text:p text:style-name="P33">1<text:span text:style-name="T169">.1</text:span><text:tab/>Choral: <text:tab/><text:span text:style-name="T179">Jeſu! frommer Menschenheerden<text:tab/>3</text:span><text:line-break/><text:line-break/><text:span text:style-name="T168">Chor<text:tab/></text:span><text:span text:style-name="T8">Jeſu! frommer Menſchenheerden<text:line-break/><text:tab/>guter und getreuer Hirt,<text:line-break/><text:tab/>laß mich auch dein Schäflein werden, <text:line-break/><text:tab/>da</text:span><text:span text:style-name="T9">s</text:span><text:span text:style-name="T8"> dein Stab und Stimme führt. <text:line-break/><text:tab/>Ach! du ha</text:span><text:span text:style-name="T10">ſ</text:span><text:span text:style-name="T8">t aus Lieb dein Leben <text:line-break/><text:tab/>für die Schafe hingegeben, <text:line-break/><text:tab/>und du gabſt es auch für mich, <text:line-break/><text:tab/>laß mich wieder lieben dich.</text:span></text:p>
      <text:p text:style-name="P33"/>
      <text:p text:style-name="P33"/>
      <text:p text:style-name="P39"><text:span text:style-name="T180">1.2<text:tab/>Recitativo:<text:tab/>Betrübter Fall! ach unglückſeelger Bißen!<text:tab/>1</text:span><text:span text:style-name="T11"><text:line-break/><text:line-break/></text:span><text:span text:style-name="T180">Das</text:span><text:span text:style-name="T11"><text:tab/>Betrübter Fall! ach unglückſeelger Bißen!<text:line-break/></text:span><text:span text:style-name="T180">verlohrne</text:span><text:span text:style-name="T11"><text:tab/>Wie viel haſt du mir doch entrißen?<text:line-break/></text:span><text:span text:style-name="T180">Schäflein</text:span><text:span text:style-name="T11"><text:tab/>Mein Hirte wieß<text:line-break/><text:tab/>ein ſchönes Paradieß<text:line-break/><text:tab/>mir zur vergnügten Weide an.<text:line-break/><text:tab/>Ich war mit Heiligkeit und Unſchuld angethan;<text:line-break/><text:tab/>nun aber irr ich in der Wüſten<text:line-break/><text:tab/>durch wilde Dorn und Heiden hin.<text:line-break/><text:tab/>In meinem böſen Hertzen niſten<text:line-break/><text:tab/>verkehrte Neigungen, vergift</text:span><text:span text:style-name="T12">’t</text:span><text:span text:style-name="T11">er Wuſt und Grauß,<text:line-break/><text:tab/>und brüten lauter Sünden aus.<text:line-break/><text:tab/>O weh, daß ich alſo gefallen bin!</text:span></text:p>
      <text:p text:style-name="P34"/>
      <text:p text:style-name="P34"/>
      <text:p text:style-name="P35"><text:span text:style-name="T181">1.3<text:tab/>Aria:<text:tab/>Ach, wo bin ich hingerathen<text:tab/>1</text:span><text:span text:style-name="T13"><text:line-break/><text:line-break/></text:span><text:span text:style-name="T181">Das</text:span><text:span text:style-name="T13"><text:tab/>Ach, wo bin ich hingerathen!<text:line-break/></text:span><text:span text:style-name="T180">verlohrne</text:span><text:span text:style-name="T13"><text:tab/>Ach, wie hab ich mich verirrt!<text:line-break/></text:span><text:span text:style-name="T180">Schäflein</text:span><text:span text:style-name="T13"><text:tab/>Wehe mir verla</text:span><text:span text:style-name="T14">ß</text:span><text:span text:style-name="T13">nen Armen!<text:line-break/><text:tab/>Will ſich mein getreuer Hirt<text:line-break/><text:tab/>jetzt nicht über mich erbarmen,<text:line-break/><text:tab/>ſterb ich in den Mißethaten.</text:span></text:p>
      <text:p text:style-name="P35"/>
      <text:p text:style-name="P35"/>
      <text:p text:style-name="P36"><text:span text:style-name="T182">1.4<text:tab/>Recitativo:<text:tab/>Auf Sünde folget Fluch und Strafe<text:tab/>1</text:span><text:span text:style-name="T15"><text:line-break/><text:line-break/></text:span><text:span text:style-name="T182">Das Geſetze</text:span><text:span text:style-name="T15"><text:tab/>Auf Sünde folget Fluch und Strafe.<text:line-break/><text:tab/>Du w</text:span><text:span text:style-name="T16">u</text:span><text:span text:style-name="T15">ſteſt deines Hirten Willen,<text:line-break/><text:tab/>dir war der rechte Weg bekandt,<text:line-break/><text:tab/>doch weil du dich davon gewandt,<text:line-break/><text:tab/>ſo muß an dir, boßhaften Sch</text:span><text:span text:style-name="T16">a</text:span><text:span text:style-name="T15">afe,<text:line-break/><text:tab/>ſich Gottes Zorn-Gericht erfüllen.</text:span></text:p>
      <text:p text:style-name="P36"/>
      <text:p text:style-name="P36"/>
      <text:p text:style-name="P37"><text:span text:style-name="T183">1.5<text:tab/>Aria:<text:tab/>Wer ein Paradieß verſchertzet<text:tab/>1</text:span><text:span text:style-name="T17"><text:line-break/><text:line-break/></text:span><text:span text:style-name="T183">Das Geſetze</text:span><text:span text:style-name="T17"><text:tab/></text:span><text:span text:style-name="T18">Wer ein Paradieß verſchertzet,<text:line-break/><text:tab/>mag auf Dorn und Diſteln gehn.<text:line-break/></text:span><text:soft-page-break/><text:span text:style-name="T18"><text:tab/>Schmachte nun auf dürrer Heide,<text:line-break/><text:tab/>denn die vorgenoßne Weide<text:line-break/><text:tab/>muß vor dich verschloßen ſtehn.</text:span></text:p>
      <text:p text:style-name="P37"/>
      <text:p text:style-name="P37"/>
      <text:p text:style-name="P44"><text:span text:style-name="T185">1</text:span>.6<text:tab/>Recitativo:<text:tab/>Getroſt! dein Hirte liebt dich noch!<text:tab/>1<text:span text:style-name="T6"><text:line-break/><text:line-break/></text:span>Das<text:span text:style-name="T6"><text:tab/>Getroſt! dein Hirte liebt dich noch!<text:line-break/></text:span>Evangelium<text:span text:style-name="T6"><text:tab/>O was verweilſt du doch<text:line-break/><text:tab/>auf ſein ſo ſehnliches Begehren<text:line-break/><text:tab/>zu ihm zurück zu kehren?<text:line-break/><text:tab/>Dein Kyrie Eleiſon<text:line-break/><text:tab/>iſt ihm ein angenehmer Thon.<text:line-break/><text:tab/>Er richtet das zerſtoßne Rohr<text:line-break/><text:tab/>gewiß empor,<text:line-break/><text:tab/>und nährt das ſchwache Glaubens-Licht<text:line-break/><text:tab/>in der betrübten Seele,<text:line-break/><text:tab/>mit ſüßem Freuden-Oehle.<text:line-break/><text:tab/>Wer zu ihm kömmt, verſtößt er nicht.</text:span></text:p>
      <text:p text:style-name="P44"/>
      <text:p text:style-name="P44"/>
      <text:p text:style-name="P45"><text:span text:style-name="T183">1.7<text:tab/>Aria:<text:tab/>Sein Hertze brennt in ſüßen Liebesflammen<text:tab/>1<text:line-break/><text:line-break/>Das</text:span><text:span text:style-name="T17"><text:tab/>Sein Hertze brennt in ſüßen Liebesflammen</text:span><text:span text:style-name="T183"><text:line-break/>Evangelium</text:span><text:span text:style-name="T17"><text:tab/></text:span><text:span text:style-name="T19">und ſehnet ſich nach dir.<text:line-break/><text:tab/>Er ſpricht: Will dich Gesetz und Fluch verdammen,<text:line-break/><text:tab/>ſo komme nur zu mir.</text:span></text:p>
      <text:p text:style-name="P45"/>
      <text:p text:style-name="P45"/>
      <text:p text:style-name="P45"><text:span text:style-name="T182">1.8<text:tab/>Recitativo:<text:tab/>Er iſt auf dieſe Welt gebohren<text:tab/>1<text:line-break/><text:line-break/>Der</text:span><text:span text:style-name="T15"><text:tab/></text:span><text:span text:style-name="T20">Er iſt auf dieſe Welt gebohren,</text:span><text:span text:style-name="T182"><text:line-break/>Evangeliſte</text:span><text:span text:style-name="T15"><text:tab/></text:span><text:span text:style-name="T20">zu ſuchen, was verlohren.<text:line-break/><text:tab/>Erſt ſucht </text:span><text:span text:style-name="T21">E</text:span><text:span text:style-name="T20">r di</text:span><text:span text:style-name="T21">ch</text:span><text:span text:style-name="T20"> im Stall zu Bethlehem,<text:line-break/><text:tab/></text:span><text:span text:style-name="T21">m</text:span><text:span text:style-name="T20">it weinenden, doch ſüßen Lippen</text:span><text:span text:style-name="T6"><text:line-break/></text:span><text:span text:style-name="T20"><text:tab/>rief </text:span><text:span text:style-name="T21">E</text:span><text:span text:style-name="T20">r aus </text:span><text:span text:style-name="T21">S</text:span><text:span text:style-name="T20">einer harten Krippen:<text:line-break/><text:tab/>Wenn doch mein Schäflein zu mir käm!<text:line-break/><text:tab/>Er wolt als Joseph fliehn<text:line-break/><text:tab/>und in Egypten ziehn,<text:line-break/><text:tab/>damit </text:span><text:span text:style-name="T21">E</text:span><text:span text:style-name="T20">r deine Zuflucht würde.<text:line-break/><text:tab/>Wie manche ſchwere Bürde<text:line-break/><text:tab/>nahm </text:span><text:span text:style-name="T21">E</text:span><text:span text:style-name="T20">r in </text:span><text:span text:style-name="T21">S</text:span><text:span text:style-name="T20">einem Lebens</text:span><text:span text:style-name="T21"> L</text:span><text:span text:style-name="T20">auf<text:line-break/><text:tab/>um deinetwillen willig auf!<text:line-break/><text:tab/>Wie oft ließ </text:span><text:span text:style-name="T21">E</text:span><text:span text:style-name="T20">r, dich zu gewinnen,<text:line-break/><text:tab/>aus Liebe </text:span><text:span text:style-name="T21">[</text:span><text:span text:style-name="T20">heiße</text:span><text:span text:style-name="T21">]</text:span><text:span text:style-name="T20"> Thränen rinnen!<text:line-break/><text:tab/>Jetzt, da </text:span><text:span text:style-name="T21">E</text:span><text:span text:style-name="T20">r ſterben will,<text:line-break/><text:tab/>vermacht </text:span><text:span text:style-name="T21">E</text:span><text:span text:style-name="T20">r dir am Ende<text:line-break/><text:tab/></text:span><text:span text:style-name="T21">S</text:span><text:span text:style-name="T20">ein Fleiſch und Blut im Neuen Teſtamente.<text:line-break/><text:tab/>Ach eile doch in jenen großen Saal<text:line-break/><text:tab/>zu </text:span><text:span text:style-name="T21">S</text:span><text:span text:style-name="T20">einem ſüßen Abendmahl.</text:span></text:p>
      <text:p text:style-name="P49"><text:line-break/><text:line-break/><text:line-break/></text:p>
      <text:p text:style-name="P45"/>
      <text:p text:style-name="P38"><text:soft-page-break/><text:span text:style-name="T186">1.9<text:tab/>Choral: <text:tab/>Hungrig, durſtig und ſehr matt<text:tab/>3</text:span><text:span text:style-name="T20"><text:line-break/><text:line-break/></text:span><text:span text:style-name="T168">Chor</text:span><text:span text:style-name="T22"><text:tab/></text:span><text:span text:style-name="T23">Hungrig, durſtig und ſehr matt</text:span><text:span text:style-name="T24"><text:line-break/><text:tab/>komm ich armes Schaf gelauf</text:span><text:span text:style-name="T25">f</text:span><text:span text:style-name="T24">en.<text:line-break/><text:tab/>O wie wohl machſt du mich ſatt,<text:line-break/><text:tab/>Treuſter Hirt, ſamt deine</text:span><text:span text:style-name="T25">m</text:span><text:span text:style-name="T24"> Hauffen.<text:line-break/><text:tab/>Nicht allein<text:line-break/><text:tab/>Brodt und Wein,<text:line-break/><text:tab/>ſondern auch dein Leib und Blut<text:line-break/><text:tab/>ſind die Weid und edle Hut.</text:span></text:p>
      <text:p text:style-name="P38"/>
      <text:p text:style-name="P38"/>
      <text:p text:style-name="P50"><text:span text:style-name="T187">1</text:span>.<text:span text:style-name="T188">10</text:span><text:tab/>Aria:<text:tab/>Nimm hin und iß<text:tab/>1<text:span text:style-name="T6"><text:line-break/><text:line-break/></text:span>JESUS, der<text:span text:style-name="T6"><text:tab/>Nimm hin und iß</text:span><text:span text:style-name="T26">, das iſt mein Leib,</text:span><text:span text:style-name="T6"><text:line-break/></text:span>gute Hirte<text:span text:style-name="T26"><text:tab/>komm tränke dich mit meinem Blute.<text:line-break/><text:tab/>Ich geb den Leib dem Tode hin<text:line-break/><text:tab/>und laß aus meinem treuen Hertzen<text:line-break/><text:tab/>bey tauſendfachen Todes Schmertzen<text:line-break/><text:tab/>des Blutes Lebens Balsam ziehn,<text:line-break/><text:tab/>bloß dir, verlohrnes Schaf, zu gute.</text:span></text:p>
      <text:p text:style-name="P50"/>
      <text:p text:style-name="P50"/>
      <text:p text:style-name="P46"><text:span text:style-name="T182">1.11<text:tab/>Recitativo:<text:tab/>Die Liebe deines Hirten<text:tab/>1</text:span><text:span text:style-name="T27"><text:line-break/><text:line-break/></text:span><text:span text:style-name="T188">Der</text:span><text:span text:style-name="T27"><text:tab/></text:span><text:span text:style-name="T28">Die Liebe deines Hirten<text:line-break/></text:span><text:span text:style-name="T188">Evangeliſte</text:span><text:span text:style-name="T28"><text:tab/>will ihre Schäflein nicht allein<text:line-break/><text:tab/>in Brod und Wein<text:line-break/><text:tab/>mit ſeinem Leib und Blut bewirthen.<text:line-break/><text:tab/>Die Demuth will ihn auch<text:line-break/><text:tab/>mit einem Schurtz umgürten.<text:line-break/><text:tab/>In dieſer mindern Tracht<text:line-break/><text:tab/>bückt ſich der HErr der Seraphinen<text:line-break/><text:tab/>zu ſeiner Jünger Füßen hin<text:line-break/><text:tab/>und ſucht durch diß Bemühn<text:line-break/><text:tab/>ſie, und auch den, der auf Verrätherey bedacht,<text:line-break/><text:tab/>mit einem Fußbad zu bedienen.</text:span></text:p>
      <text:p text:style-name="P46"/>
      <text:p text:style-name="P46"/>
      <text:p text:style-name="P52"><text:span text:style-name="T187">1.12<text:tab/>Aria:<text:tab/>Dein Exempel ſoll mir ſtets vor Augen seyn<text:tab/>1</text:span><text:span text:style-name="T29"><text:line-break/><text:line-break/></text:span><text:span text:style-name="T189">Das<text:tab/></text:span><text:span text:style-name="T29">Dein Exempe</text:span><text:span text:style-name="T35">l</text:span><text:span text:style-name="T189"><text:line-break/>demüthige</text:span><text:span text:style-name="T29"><text:tab/>ſoll mir ſtets</text:span><text:span text:style-name="T36"> vor Augen seyn.</text:span><text:span text:style-name="T29"><text:line-break/></text:span><text:span text:style-name="T189">Schäflein</text:span><text:span text:style-name="T29"><text:tab/>Jeſu, gi</text:span><text:span text:style-name="T36">e</text:span><text:span text:style-name="T29">b daß meine Liebe</text:span><text:span text:style-name="T36"><text:line-break/><text:tab/>ſich an Freund und Feinden übe.<text:line-break/><text:tab/>Weyhe du mein Hertz zum Tempel<text:line-break/><text:tab/>wahrer Lieb und Demuth ein.</text:span></text:p>
      <text:p text:style-name="P51"/>
      <text:p text:style-name="P51"/>
      <text:p text:style-name="P48"><text:span text:style-name="T182">1.13<text:tab/>Recitativo:<text:tab/>Ein böſes Schaf von Jesu guter Heerde<text:tab/>1</text:span><text:span text:style-name="T38"><text:line-break/><text:line-break/></text:span><text:span text:style-name="T192">Der</text:span><text:span text:style-name="T38"><text:tab/>Ein böſes Schaf von Jesu </text:span><text:span text:style-name="T40">g</text:span><text:span text:style-name="T38">uter Heerde,<text:line-break/></text:span><text:span text:style-name="T192">Evangeliſte</text:span><text:span text:style-name="T38"><text:tab/>bethört durch ſchändlichen Gewinn,<text:line-break/><text:tab/>gibt ihn, daß er getödtet werde,<text:line-break/><text:tab/>den Wölf</text:span><text:span text:style-name="T40">f</text:span><text:span text:style-name="T38">en in den Rachen hin.<text:line-break/></text:span><text:soft-page-break/><text:span text:style-name="T38"><text:tab/>Der Hirte weiß, daß die Verrät</text:span><text:span text:style-name="T40">h</text:span><text:span text:style-name="T38">erey<text:line-break/><text:tab/>ein Anfang ſeines Leidens ſey,<text:line-break/><text:tab/>und geht mit Danken und mit Beten</text:span><text:span text:style-name="T39">,<text:line-break/><text:tab/>am Oelberg ſolches anzutreten.</text:span></text:p>
      <text:p text:style-name="P47"/>
      <text:p text:style-name="P47"/>
      <text:p text:style-name="P53"><text:span text:style-name="T193">1</text:span>.14<text:tab/>Choral:<text:tab/>Kein Hirt kan ſo fleißig gehen<text:tab/>1<text:span text:style-name="T6"><text:line-break/><text:line-break/></text:span>Chor<text:span text:style-name="T6"><text:tab/>Kein Hirt kan ſo fleißig gehen<text:line-break/><text:tab/>nach dem</text:span><text:span text:style-name="T41"> Schaf, das ſich verläuft.<text:line-break/><text:tab/>Sollſt du Gottes Hertze ſehen,<text:line-break/><text:tab/>wie ſich da der Kummer häuft,<text:line-break/><text:tab/>wie es dürſtet, lächzt und brennt<text:line-break/><text:tab/>nach dem, der ſich abgetrennt<text:line-break/><text:tab/>von Ihm und auch von den Seinen,<text:line-break/><text:tab/>würdeſt du für Liebe weinen.</text:span></text:p>
      <text:p text:style-name="P53"/>
      <text:p text:style-name="P55"><text:span text:style-name="T182">1.15<text:tab/>Aria:<text:tab/>Verlohrnes Schaaf, dein guter Hirte<text:tab/>1<text:line-break/><text:line-break/>Das Geſetze</text:span><text:span text:style-name="T42"><text:tab/>Verlohrnes Schaaf, dein guter Hirte<text:line-break/><text:tab/>fängt an zu zittern und zu zagen.<text:line-break/><text:tab/>Das macht die ungeheure Bürde,<text:line-break/><text:tab/>die er will deinetwegen tragen.</text:span></text:p>
      <text:p text:style-name="P54"/>
      <text:p text:style-name="P54"/>
      <text:p text:style-name="P54"><text:span text:style-name="T194">1.16<text:tab/>Recitativo:<text:tab/>Gott muß durch Blut und Todt verſöhnet ſeyn<text:tab/>1</text:span><text:span text:style-name="T43"><text:line-break/><text:line-break/></text:span><text:span text:style-name="T194">Das Geſetze</text:span><text:span text:style-name="T43"><text:tab/></text:span><text:span text:style-name="T42">Gott muß durch Blut und Tod</text:span><text:span text:style-name="T44">t</text:span><text:span text:style-name="T42"> verſöhnet ſeyn,<text:line-break/><text:tab/>es koſte auch dem Sohne ſelbst das Leben.</text:span><text:span text:style-name="T44"><text:line-break/><text:line-break/></text:span><text:span text:style-name="T195">Das</text:span><text:span text:style-name="T44"><text:tab/>Und dieſer hat ſich in die Pein<text:line-break/></text:span><text:span text:style-name="T195">Evangelium</text:span><text:span text:style-name="T44"><text:tab/>aus Liebe für dich hingegeben.<text:line-break/><text:line-break/></text:span><text:span text:style-name="T195">Das Geſetze</text:span><text:span text:style-name="T44"><text:tab/>Du ſollteſt unter ſtetem Weh<text:line-break/><text:tab/>ein ewiges Gethſemane<text:line-break/><text:tab/>von wegen deiner Sünden<text:line-break/><text:tab/></text:span><text:span text:style-name="T45">in </text:span><text:span text:style-name="T44">jenem Schwefel Pfuhl empfinden.<text:line-break/><text:line-break/></text:span><text:span text:style-name="T195">Das</text:span><text:span text:style-name="T44"><text:tab/>Dein Hirte aber reißt dich aus dem Folter Hauß<text:line-break/></text:span><text:span text:style-name="T195">Evangelium</text:span><text:span text:style-name="T44"><text:tab/>durch dieſen ſauren </text:span><text:span text:style-name="T45">Gang </text:span><text:span text:style-name="T44">herau</text:span><text:span text:style-name="T45">ß</text:span><text:span text:style-name="T44">.</text:span></text:p>
      <text:p text:style-name="P54"/>
      <text:p text:style-name="P54"/>
      <text:p text:style-name="P56"><text:span text:style-name="T195">1</text:span>.17<text:tab/>Accomp:<text:tab/>O Liebe die nicht zu ermeßen<text:tab/>1<text:span text:style-name="T6"><text:line-break/><text:line-break/></text:span>Das bewegte<text:span text:style-name="T6"><text:tab/>O Liebe die nicht zu ermeßen!<text:line-break/></text:span>Schäflein<text:span text:style-name="T6"><text:tab/>Hat Gott denn Gott zu seyn vergeßen,<text:line-break/><text:tab/>daß er ſo ängſtlich thut!<text:line-break/><text:tab/>Die höchſte Allmacht zagt,<text:line-break/><text:tab/>der ewgen Kraft entgeht der Muth.<text:line-break/><text:tab/>Es zittert der, auf dem der Himmel ruht.<text:line-break/><text:tab/>Mein guter Hirte klagt<text:line-break/><text:tab/></text:span><text:span text:style-name="T46">in</text:span><text:span text:style-name="T6"> ſeiner höchſten Noth:</text:span></text:p>
      <text:p text:style-name="P56"/>
      <text:p text:style-name="P56"/>
      <text:p text:style-name="P56"/>
      <text:p text:style-name="P57"><text:soft-page-break/>1.18<text:tab/><text:span text:style-name="T197">Aria</text:span>:<text:tab/>Meine Seele iſt betrübt<text:tab/>1<text:span text:style-name="T6"><text:line-break/><text:line-break/></text:span>JESUS, der<text:span text:style-name="T6"><text:tab/>Meine Seele iſt betrübt biß an den Todt.<text:line-break/></text:span>gute Hirte<text:span text:style-name="T6"><text:tab/>Wacht und betet, liebſten Schaafe</text:span><text:span text:style-name="T48">,</text:span><text:span text:style-name="T6"><text:line-break/><text:tab/></text:span><text:span text:style-name="T48">w</text:span><text:span text:style-name="T6">eil dem ſichern Sünden Schlafe<text:line-break/><text:tab/>ſchreckliche Ver</text:span><text:span text:style-name="T48">ſuch</text:span><text:span text:style-name="T6">ung droht.</text:span></text:p>
      <text:p text:style-name="P57"/>
      <text:p text:style-name="P57"/>
      <text:p text:style-name="P58">1.19<text:tab/>Recitativo:<text:tab/>Die Sünden Laſt der ganzen Welt<text:tab/>1<text:span text:style-name="T6"><text:line-break/><text:line-break/></text:span>Der<text:span text:style-name="T6"><text:tab/>Die Sünden Laſt der ganzen Welt<text:line-break/></text:span>Evangeliſte<text:span text:style-name="T6"><text:tab/></text:span><text:span text:style-name="T49">drückt ſeine matten Glieder<text:line-break/><text:tab/>zur Erden nieder.<text:line-break/><text:tab/>Er kniet, er fält<text:line-break/><text:tab/>auf das bethränte Angeſicht<text:line-break/><text:tab/>und ſpricht:<text:line-break/><text:line-break/></text:span><text:span text:style-name="T198">JESUS, der</text:span><text:span text:style-name="T49"><text:tab/>Mein Vater! kan es möglich ſeyn,<text:line-break/></text:span><text:span text:style-name="T198">gute Hirte</text:span><text:span text:style-name="T49"><text:tab/>ſo überhebe mich der ſchweren Pein.<text:line-break/><text:tab/>Doch will ich deinen Willen<text:line-break/><text:tab/>und nicht den meinigen erfüllen.</text:span><text:span text:style-name="T50"><text:line-break/><text:line-break/></text:span><text:span text:style-name="T199">Der</text:span><text:span text:style-name="T50"><text:tab/>Der einzge Troſt auf dieſer Welt,<text:line-break/></text:span><text:span text:style-name="T199">Evangeliſte</text:span><text:span text:style-name="T50"><text:tab/>den der getreue Hirte<text:line-break/><text:tab/>von ſeiner Heerde kunte haben,<text:line-break/><text:tab/>liegt in dem tiefſten Schlaf begraben.<text:line-break/><text:tab/>Drum öffnet ſich das Himmels Zelt.<text:line-break/><text:tab/>Ein Engel muß ihm Stärkung bringen,<text:line-break/><text:tab/>damit Er mit dem Tode ringen<text:line-break/><text:tab/>und blutgen Schweiß vergießen kan.<text:line-break/><text:tab/>[or: und blutge Tropfen ſchwitzen kan.]<text:line-break/><text:tab/>So hefftig greifet Gott den Sünden Büßer an!</text:span></text:p>
      <text:p text:style-name="P58"/>
      <text:p text:style-name="P58"/>
      <text:p text:style-name="P59"><text:span text:style-name="T199">1</text:span>.20<text:tab/>Accomp:<text:tab/>Ach Sünder! Nun gehen mir die Augen auf<text:tab/>1<text:span text:style-name="T6"><text:line-break/><text:line-break/></text:span>Das reuige<text:span text:style-name="T6"><text:tab/>Ach Sünder!<text:line-break/></text:span>Schäflein<text:span text:style-name="T6"><text:tab/>Nun gehen mir die Augen auf.</text:span><text:span text:style-name="T51"><text:line-break/><text:tab/>Jetz spü</text:span><text:span text:style-name="T53">h</text:span><text:span text:style-name="T51">r ich deine Heßlichkeit,<text:line-break/><text:tab/>da ich ſo vieles Hertzeleid<text:line-break/><text:tab/>an meinem Hirten finde.</text:span><text:span text:style-name="T52"><text:line-break/><text:tab/>Mein gan</text:span><text:span text:style-name="T53">t</text:span><text:span text:style-name="T52">z verirrter </text:span><text:span text:style-name="T53">Lauf</text:span><text:span text:style-name="T52"><text:line-break/><text:tab/>ging ungeſcheut zur Höllen zu.<text:line-break/><text:tab/>Ich ſchlief in fauler Sünden Ruh<text:line-break/><text:tab/>und ließe mir auf Sodoms Auen<text:line-break/><text:tab/>vor deiner Strafe grauen.<text:line-break/><text:tab/>Doch hier ſeh ich erſtaunend an,<text:line-break/><text:tab/>wie ſchrecklich Gott die Sünden ſtrafen kan.</text:span></text:p>
      <text:p text:style-name="P59"/>
      <text:p text:style-name="P59"/>
      <text:p text:style-name="P60"><text:span text:style-name="T200">1</text:span>.21<text:tab/>Aria:<text:tab/>Ach hätt ich euch verfluchte Sünden<text:tab/>1<text:span text:style-name="T6"><text:line-break/><text:line-break/></text:span>Das reuige<text:span text:style-name="T6"><text:tab/>Ach hätt ich euch verfluchte Sünden<text:line-break/></text:span>Schäflein<text:span text:style-name="T54"><text:tab/>doch eh verflucht!<text:line-break/><text:tab/>So aber liebt ich meinen Strick<text:line-break/></text:span><text:soft-page-break/><text:span text:style-name="T54"><text:tab/>und hielt mein Ungelück für Glück.<text:line-break/><text:tab/>Ich ließe mich von dem nicht finden,<text:line-break/><text:tab/>der mich geſucht.</text:span></text:p>
      <text:p text:style-name="P60"/>
      <text:p text:style-name="P60"/>
      <text:p text:style-name="P61"><text:span text:style-name="T201">1</text:span>.22<text:tab/>Choral:<text:tab/>So viel Jahr hab ich gelaufen<text:tab/>1<text:span text:style-name="T6"><text:line-break/><text:line-break/></text:span>Chor<text:span text:style-name="T6"><text:tab/>So viel Jahr hab ich gelaufen<text:line-break/><text:tab/>den verbothen Irreweg,<text:line-break/><text:tab/>und mit dem verfluchten Haufen<text:line-break/><text:tab/>ausgeſetzt den guten Steg,<text:line-break/><text:tab/>der zur Himmels Pforte führt.<text:line-break/><text:tab/>Nie, ach nie hab ich geſpürt<text:line-break/><text:tab/>wahre Reue meiner Sünden.<text:line-break/><text:tab/>Wo ſoll ich nun Rettung finden?</text:span></text:p>
      <text:p text:style-name="P61"/>
      <text:p text:style-name="P61"/>
      <text:p text:style-name="P62">1.23<text:tab/>Recitativo:<text:tab/>Laß bange Furcht dich nicht zurücke jagen<text:tab/>1<text:span text:style-name="T6"><text:line-break/><text:line-break/></text:span>Das<text:span text:style-name="T6"><text:tab/>Laß bange Furcht dich nicht zurücke jagen</text:span><text:span text:style-name="T56">,</text:span><text:span text:style-name="T6"><text:line-break/></text:span>Evangelium<text:span text:style-name="T6"><text:tab/></text:span><text:span text:style-name="T55">dein guter und getreuer Hirte<text:line-break/><text:tab/>hat alles diß getragen,<text:line-break/><text:tab/>daß dir geholffen würde.<text:line-break/><text:tab/>Sey guthes Muths!<text:line-break/><text:tab/>Ein einzger Tropffen Bluts,<text:line-break/><text:tab/>der ihm vom Angeſichte fällt,<text:line-break/><text:tab/>wiegt mehr als wie die Sünde aller Welt.</text:span></text:p>
      <text:p text:style-name="P62"/>
      <text:p text:style-name="P62"/>
      <text:p text:style-name="P63"><text:span text:style-name="T202">1</text:span>.24<text:tab/>Aria:<text:tab/>Dieſe ſchönen Blut-Rubinen<text:tab/>1<text:span text:style-name="T6"><text:line-break/><text:line-break/></text:span>Das<text:span text:style-name="T6"><text:tab/>Dieſe ſchönen Blut-Rubinen<text:line-break/></text:span>Evangelium<text:span text:style-name="T6"><text:tab/></text:span><text:span text:style-name="T57">werden dir zur Krone dienen<text:line-break/><text:tab/>in der frohen Ewigkeit.<text:line-break/><text:tab/>Ja, du wirſt mit tauſend Freuden<text:line-break/><text:tab/>unter dieſen Roſen weiden,<text:line-break/><text:tab/>frey von Sünde, frey von Leid.</text:span></text:p>
      <text:p text:style-name="P63"/>
      <text:p text:style-name="P63"/>
      <text:p text:style-name="P64"><text:span text:style-name="T203">1</text:span>.25<text:tab/>Choral:<text:tab/>Wären tauſend Welt zu finden<text:tab/>1<text:span text:style-name="T6"><text:line-break/><text:line-break/></text:span>Chor<text:span text:style-name="T6"><text:tab/>Wären tauſend Welt zu finden<text:line-break/><text:tab/>von dem Höchſten zugericht,<text:line-break/><text:tab/>und du hätteſt alle Sünden,<text:line-break/><text:tab/>ſo dari</text:span><text:span text:style-name="T58">nnen</text:span><text:span text:style-name="T6"> ſind, verricht,<text:line-break/><text:tab/>wär es doch noch lange nicht<text:line-break/><text:tab/>ſo viel, daß das helle Licht<text:line-break/><text:tab/>Seiner Gnade hier auf Erden<text:line-break/><text:tab/>dadurch könnt erlöſchet werden</text:span><text:span text:style-name="T58">.<text:line-break/><text:line-break/><text:tab/>Mein Gott, öffne mir die Pforten<text:line-break/><text:tab/>ſolcher Wohlgewogenheit.<text:line-break/><text:tab/>Laß mich allzeit aller Orten<text:line-break/><text:tab/>ſchmecken deine Süßigkeit.<text:line-break/><text:tab/>Liebe mich und treib mich an,<text:line-break/></text:span><text:soft-page-break/><text:span text:style-name="T58"><text:tab/>daß ich dich, ſo gut ich kan,<text:line-break/><text:tab/>wiederum umfang und liebe<text:line-break/><text:tab/>und ja nun nicht mehr betrübe.</text:span></text:p>
      <text:p text:style-name="P64"/>
      <text:p text:style-name="P64"/>
      <text:p text:style-name="P20"><text:span text:style-name="T170">p a r s <text:s text:c="2"/></text:span><text:span text:style-name="T171">i</text:span><text:span text:style-name="T172">I</text:span></text:p>
      <text:p text:style-name="P15"/>
      <text:p text:style-name="P40"><text:span text:style-name="T204">2.1<text:tab/>Recitativo: <text:tab/>Nun ſtellt ſich der Verräther ein<text:tab/>1</text:span><text:span text:style-name="T59"><text:line-break/><text:line-break/></text:span><text:span text:style-name="T204">Der</text:span><text:span text:style-name="T59"><text:tab/>Nun ſtellt ſich der Verräther ein</text:span><text:span text:style-name="T60">,</text:span><text:span text:style-name="T59"><text:line-break/></text:span><text:span text:style-name="T204">Evangeliſte</text:span><text:span text:style-name="T59"><text:tab/></text:span><text:span text:style-name="T60">ein J</text:span><text:span text:style-name="T61">oabs K</text:span><text:span text:style-name="T60">uß<text:line-break/><text:tab/>ſoll ſeiner Boßheit Deckel ſeyn.<text:line-break/><text:tab/></text:span><text:span text:style-name="T62">Allein</text:span><text:span text:style-name="T60">, was dienet di</text:span><text:span text:style-name="T62">ß</text:span><text:span text:style-name="T60"> Verſtellen?<text:line-break/><text:tab/>Der gute Hirte fliehet nicht,<text:line-break/><text:tab/>ob </text:span><text:span text:style-name="T63">E</text:span><text:span text:style-name="T60">r auch für die Scha</text:span><text:span text:style-name="T63">a</text:span><text:span text:style-name="T60">fe ſterben muß.<text:line-break/><text:tab/>Denn nur ein eintzig Wort</text:span><text:span text:style-name="T63">,</text:span><text:span text:style-name="T60"><text:line-break/><text:tab/>da</text:span><text:span text:style-name="T63">s</text:span><text:span text:style-name="T60"> dieſer Gott Menſch ſpricht,<text:line-break/><text:tab/>könnt alle Feinde fällen.<text:line-break/><text:tab/>Steck, Petre, nur dein Schwerdt<text:line-break/><text:tab/>in ſeine Scheiden,<text:line-break/><text:tab/>der </text:span><text:span text:style-name="T63">Herr</text:span><text:span text:style-name="T60">, der </text:span><text:span text:style-name="T63">[</text:span><text:span text:style-name="T60">jetzo</text:span><text:span text:style-name="T63">]</text:span><text:span text:style-name="T60"> nicht der Engel Schutz begehrt,<text:line-break/><text:tab/>geht gerne an ſein Leiden.<text:line-break/><text:tab/>Hör, wie </text:span><text:span text:style-name="T63">E</text:span><text:span text:style-name="T60">r muthig ſpricht:</text:span></text:p>
      <text:p text:style-name="P40"/>
      <text:p text:style-name="P40"/>
      <text:p text:style-name="P65"><text:span text:style-name="T205">2</text:span>.2<text:tab/>Aria:<text:tab/>Ihr kommt mit Schwerdtern und mit Stangen<text:tab/>1<text:span text:style-name="T6"><text:line-break/><text:line-break/></text:span>JESUS, der<text:span text:style-name="T6"><text:tab/>Ihr kommt mit Schwerdtern und mit Stangen</text:span><text:span text:style-name="T64">,</text:span><text:span text:style-name="T6"><text:line-break/></text:span>gute Hirte<text:span text:style-name="T6"><text:tab/></text:span><text:span text:style-name="T64">als einen Mörder mich zu fangen,<text:line-break/><text:tab/>da ich doch täglich bey euch war.<text:line-break/><text:tab/>Doch meines liebſten Vaters willen,<text:line-break/><text:tab/>und alle Schrifften zu erfüllen,<text:line-break/><text:tab/>reich ich die Hand den Banden dar.</text:span></text:p>
      <text:p text:style-name="P65"/>
      <text:p text:style-name="P65"/>
      <text:p text:style-name="P41"><text:span text:style-name="T204">2.3<text:tab/>Recitativo: <text:tab/>Der große Hirte wird geſchlagen<text:tab/>1</text:span><text:span text:style-name="T59"><text:line-break/><text:line-break/></text:span><text:span text:style-name="T204">Der</text:span><text:span text:style-name="T59"><text:tab/></text:span><text:span text:style-name="T66">Der große Hirte wird geſchlagen,</text:span><text:span text:style-name="T59"><text:line-break/></text:span><text:span text:style-name="T204">Evangeliſte</text:span><text:span text:style-name="T59"><text:tab/></text:span><text:span text:style-name="T66">darum zerſtreut die Heerde ſich.<text:line-break/><text:tab/>Selbſt Petrus, der ein Felß und Stein<text:line-break/><text:tab/>an Muth, </text:span><text:span text:style-name="T67">Ver</text:span><text:span text:style-name="T66">ſtand und Treu </text:span><text:span text:style-name="T67">wolt ſeyn,<text:line-break/><text:tab/>läßt ſich aus Furcht verjagen.</text:span></text:p>
      <text:p text:style-name="P41"/>
      <text:p text:style-name="P41"/>
      <text:p text:style-name="P66">2.4<text:tab/>Accomp:<text:tab/>Ihr Sünder<text:span text:style-name="T206">,</text:span> denket nach<text:tab/>1<text:span text:style-name="T6"><text:line-break/><text:line-break/></text:span>Das Geſetze<text:span text:style-name="T6"><text:tab/>Ihr Sünder</text:span><text:span text:style-name="T68">,</text:span><text:span text:style-name="T6"> denket nach</text:span><text:span text:style-name="T68">,<text:line-break/><text:tab/>ob eure Boßheit ihres gleichen hat?<text:line-break/><text:tab/>Den, welcher noch vo</text:span><text:span text:style-name="T69">n</text:span><text:span text:style-name="T68"> blutgen Schweiße triefft,<text:line-break/><text:tab/>den Gott</text:span><text:span text:style-name="T70">e</text:span><text:span text:style-name="T68">s Zorn<text:line-break/><text:tab/>an eurer </text:span><text:span text:style-name="T69">s</text:span><text:span text:style-name="T68">tatt<text:line-break/><text:tab/>ſo hefftig hat geprüft;<text:line-break/><text:tab/>den, der am Oelberg mehr gefühlt</text:span><text:span text:style-name="T71">,</text:span><text:span text:style-name="T68"><text:line-break/><text:tab/>als </text:span><text:span text:style-name="T71">wenn</text:span><text:span text:style-name="T68"> ein ſpitzger Dorn,<text:line-break/></text:span><text:soft-page-break/><text:span text:style-name="T68"><text:tab/>ein ſchar</text:span><text:span text:style-name="T69">f</text:span><text:span text:style-name="T68">fer Geißel</text:span><text:span text:style-name="T69">d</text:span><text:span text:style-name="T68">rat<text:line-break/><text:tab/>den gan</text:span><text:span text:style-name="T69">t</text:span><text:span text:style-name="T68">zen Leib zerwühlt;<text:line-break/><text:tab/>den wollt ihr nun,<text:line-break/><text:tab/>da Strick und Bande ihn umfaßen,<text:line-break/><text:tab/>alleine laßen?</text:span></text:p>
      <text:p text:style-name="P66"/>
      <text:p text:style-name="P66"/>
      <text:p text:style-name="P67"><text:span text:style-name="T206">2</text:span>.5<text:tab/>Aria:<text:tab/>Billig wär es, daß euch Gott wiederum verließe<text:tab/>1<text:span text:style-name="T6"><text:line-break/><text:line-break/></text:span>Das Geſetze<text:span text:style-name="T6"><text:tab/>Billig wär es, daß euch Gott<text:line-break/><text:tab/>wiederum verließe,<text:line-break/><text:tab/>daß er euch mit Hohn und Spott<text:line-break/><text:tab/>gar von ſich </text:span><text:span text:style-name="T72">ver</text:span><text:span text:style-name="T6">ſtieße.</text:span></text:p>
      <text:p text:style-name="P67"/>
      <text:p text:style-name="P67"/>
      <text:p text:style-name="P68">2.6<text:tab/>Choral:<text:tab/>Suche mich, dein Schäflein, wieder<text:tab/>1<text:span text:style-name="T6"><text:line-break/><text:line-break/></text:span>Chor<text:span text:style-name="T6"><text:tab/>Suche mich, dein Schäflein, wieder,<text:line-break/><text:tab/>du mein Gott und treuer Hirt,<text:line-break/><text:tab/>welches irrig auf und nieder<text:line-break/><text:tab/>Wölffen ſonſt zu Theile wird.<text:line-break/><text:tab/>Schließ in Jeſu Wunden ein<text:line-break/><text:tab/>das verſcheuchte Täubelein,<text:line-break/><text:tab/>daß es Satan nicht erwiſche<text:line-break/><text:tab/>in dem wüſten Welt Gebüſche.</text:span></text:p>
      <text:p text:style-name="P68"/>
      <text:p text:style-name="P68"/>
      <text:p text:style-name="P68">2.7<text:tab/>Recitativo:<text:tab/>Das Opffer aller Welt<text:tab/>1<text:span text:style-name="T6"><text:line-break/><text:line-break/></text:span>Der<text:span text:style-name="T6"><text:tab/>Das Opffer aller Welt<text:line-break/></text:span>Evangeliſte<text:span text:style-name="T6"><text:tab/></text:span><text:span text:style-name="T73">soll erſt der Hoheprieſter ſehn,<text:line-break/><text:tab/>drum wird er dieſem vorgeſtellt.<text:line-break/><text:tab/>Auch Petrus folget, doch von weiten.<text:line-break/><text:tab/>Von dieſem muß der gute Hirte leiden,<text:line-break/><text:tab/>daß er auch dre</text:span><text:span text:style-name="T75">y</text:span><text:span text:style-name="T73">mahl l</text:span><text:span text:style-name="T75">ä</text:span><text:span text:style-name="T73">ugnend ſpricht:<text:line-break/><text:tab/>Ich kenne dieſes Menſchen nicht.<text:line-break/><text:tab/>Doch Jeſus blickt ihn an,<text:line-break/><text:tab/></text:span><text:span text:style-name="T74">und das Geſchrey von einem Hahn<text:line-break/><text:tab/>will dergeſtalt in ſeinen Ohren ſchallen,<text:line-break/><text:tab/>daß Buß und Thränen Zeugen seyn,<text:line-break/><text:tab/>wie her</text:span><text:span text:style-name="T75">t</text:span><text:span text:style-name="T74">zlich er es muß bereun,<text:line-break/><text:tab/>daß er ſo ſchwer gefallen.</text:span></text:p>
      <text:p text:style-name="P68"/>
      <text:p text:style-name="P68"/>
      <text:p text:style-name="P69"><text:span text:style-name="T207">2</text:span>.8<text:tab/>Aria:<text:tab/>Mein Hirt! auf deßen Treu ich bau<text:tab/>1<text:span text:style-name="T6"><text:line-break/><text:line-break/></text:span>Das bußfertige<text:span text:style-name="T6"><text:tab/>Mein Hirt! auf deßen Treu ich bau</text:span><text:span text:style-name="T76">,</text:span><text:span text:style-name="T6"><text:line-break/></text:span>Schäflein<text:span text:style-name="T76"><text:tab/>ich läugne nicht, daß mich die Macht<text:line-break/><text:tab/>der Sünden auch zum Fall gebracht.<text:line-break/><text:tab/>Doch reut es mich, was ich gethan.<text:line-break/><text:tab/>Blick mich, du Gnaden Sonne, an,<text:line-break/><text:tab/>zertheil der Seelen Finſternißen,<text:line-break/><text:tab/>ſo wird ein milder Thränen Thau<text:line-break/><text:tab/>aus Hertz und Augen fließen.</text:span></text:p>
      <text:p text:style-name="P69"/>
      <text:p text:style-name="P70"><text:soft-page-break/><text:span text:style-name="T209">2</text:span>.9<text:tab/>Choral:<text:tab/>Ich bitt, ich ruf, ich weine<text:tab/>1</text:p>
      <text:p text:style-name="P70"/>
      <text:p text:style-name="P70">Chor<text:span text:style-name="T6"><text:tab/>Ich bitt, ich ruf</text:span><text:span text:style-name="T77">f</text:span><text:span text:style-name="T78">,</text:span><text:span text:style-name="T6"> ich weine</text:span><text:span text:style-name="T77">,<text:line-break/><text:tab/>Herr Jeſu, wende dich,<text:line-break/><text:tab/>wie Petro mir erſcheine,<text:line-break/><text:tab/>und bring zur Ruhe mich.<text:line-break/><text:tab/>Ich traue deinem Sterben,<text:line-break/><text:tab/>nimm meiner Seel dich an,<text:line-break/><text:tab/>ach laß die nicht verderben,<text:line-break/><text:tab/>für die du gnug gethan.</text:span></text:p>
      <text:p text:style-name="P70"/>
      <text:p text:style-name="P70"/>
      <text:p text:style-name="P71"><text:span text:style-name="T210">2</text:span>.10<text:tab/>Recitativo:<text:tab/>Man ſucht viel falſche Zeugen<text:tab/>1<text:span text:style-name="T6"><text:line-break/><text:line-break/></text:span>Der<text:span text:style-name="T6"><text:tab/>Man ſucht viel falſche Zeugen</text:span><text:span text:style-name="T79">,</text:span><text:span text:style-name="T6"><text:line-break/></text:span>Evangeliſte<text:span text:style-name="T6"><text:tab/></text:span><text:span text:style-name="T79">der Unſchuld Recht zu beugen.<text:line-break/><text:tab/>Allein</text:span><text:span text:style-name="T80">,</text:span><text:span text:style-name="T79"><text:line-break/><text:tab/>ihr Zeugniß ſtimmt nicht überein.<text:line-break/><text:tab/>Doch auf des Hoheprieſters Fragen</text:span><text:span text:style-name="T81">,</text:span><text:span text:style-name="T79"><text:line-break/><text:tab/></text:span><text:span text:style-name="T81">o</text:span><text:span text:style-name="T79">b er ein Sohn des Höchſten sey</text:span><text:span text:style-name="T81">,</text:span><text:span text:style-name="T79"><text:line-break/><text:tab/></text:span><text:span text:style-name="T81">w</text:span><text:span text:style-name="T79">ill ihm der HErr zur Antwort ſagen:<text:line-break/><text:tab/><text:line-break/></text:span><text:span text:style-name="T211">JESUS, der</text:span><text:span text:style-name="T79"><text:tab/>Du sagsts</text:span><text:span text:style-name="T80">,</text:span><text:span text:style-name="T79"><text:line-break/></text:span><text:span text:style-name="T211">gute Hirte</text:span><text:span text:style-name="T79"><text:tab/></text:span><text:span text:style-name="T80">i</text:span><text:span text:style-name="T79">ch bins.</text:span></text:p>
      <text:p text:style-name="P71"/>
      <text:p text:style-name="P71"/>
      <text:p text:style-name="P72"><text:span text:style-name="T211">2</text:span>.11<text:tab/>Aria:<text:tab/>Von nun an ſollt ihr Menſchen ſehen<text:tab/>1<text:span text:style-name="T6"><text:line-break/><text:line-break/></text:span>JESUS, der<text:span text:style-name="T6"><text:tab/>Von nun an ſollt ihr Menſchen ſehen<text:line-break/></text:span>gute Hirte<text:span text:style-name="T6"><text:tab/>des Menſchen Sohn zur Rechten ſtehen<text:line-break/><text:tab/>der allerhöchſten Macht und Krafft,<text:line-break/><text:tab/>wenn er auf denen Wolken Bühnen<text:line-break/><text:tab/>in ſeiner Herrlichkeit erſchienen<text:line-break/><text:tab/>und rufft die Welt zur Rechenſchafft.</text:span></text:p>
      <text:p text:style-name="P72"/>
      <text:p text:style-name="P72"/>
      <text:p text:style-name="P73">2.12<text:tab/>Recitativo:<text:tab/>Diß Wort wird auf der Feinde Zungen<text:tab/>1<text:span text:style-name="T6"><text:line-break/><text:line-break/></text:span>Der<text:span text:style-name="T6"><text:tab/>Diß Wort wird auf der Feinde Zungen<text:line-break/></text:span>Evangeliſte<text:span text:style-name="T6"><text:tab/></text:span><text:span text:style-name="T82">zu lauter Gottes Läſterungen<text:line-break/><text:tab/>und iſt die Schuld,<text:line-break/><text:tab/>weswegen man dem Herrſcher aller Welt<text:line-break/><text:tab/>das Todes Urtheil fällt.<text:line-break/><text:tab/>Hierauf läßt ſich der HErr<text:line-break/><text:tab/>in äußerſter Geduld<text:line-break/><text:tab/>verſpotten und verſpeyen.<text:line-break/><text:tab/>Man ſchläget und verdeckt<text:line-break/><text:tab/>ſein heilges Angeſicht<text:line-break/><text:tab/>und will, Er ſoll alſo verſteckt<text:line-break/><text:tab/>die Frevler prophezeyen.</text:span><text:span text:style-name="T83"><text:line-break/><text:line-break/></text:span><text:span text:style-name="T212">Das Geſetze</text:span><text:span text:style-name="T83"><text:tab/>Verlohrnes Schaaf, erwäge,<text:line-break/><text:tab/>was Gottes Sohn erträgt!<text:line-break/><text:tab/>Denck aber auch dabey,<text:line-break/><text:tab/>daß deine Schuld es ſey,<text:line-break/></text:span><text:soft-page-break/><text:span text:style-name="T83"><text:tab/>die ihn verurtheilt, ſchmäht und ſchlägt.<text:line-break/><text:tab/>Weil du den Tod verbrochen,<text:line-break/><text:tab/>wird dieſes Urtheil Ihm geſprochen,<text:line-break/><text:tab/>und wenn dein Hertze meint,<text:line-break/><text:tab/>Er mercke deine Boßheit nicht,<text:line-break/><text:tab/>ſo ſchlägſt du ihn in das verdeckte Angeſicht.<text:line-break/><text:tab/>Du ſpeyſt Ihm als der ärgſte Feind<text:line-break/><text:tab/>auf die vor dich zerrauffte Wangen,<text:line-break/><text:tab/>so offt du wider Ihn<text:line-break/><text:tab/>auch den geringſten Fehl begangen.</text:span><text:span text:style-name="T84"><text:line-break/><text:line-break/></text:span><text:span text:style-name="T213">Das</text:span><text:span text:style-name="T84"><text:tab/>Mein Hertz erbebt, wenn es bedencket,<text:line-break/></text:span><text:span text:style-name="T213">erſchrockene</text:span><text:span text:style-name="T84"><text:tab/>was ich verübt!<text:line-break/></text:span><text:span text:style-name="T213">Schäflein</text:span><text:span text:style-name="T84"><text:tab/><text:line-break/><text:line-break/></text:span><text:span text:style-name="T213">Das</text:span><text:span text:style-name="T84"><text:tab/>In dem, der dich biß in den Tod geliebt,<text:line-break/></text:span><text:span text:style-name="T213">Evangelium</text:span><text:span text:style-name="T84"><text:tab/>iſt alles dir geſchenket.</text:span></text:p>
      <text:p text:style-name="P73"/>
      <text:p text:style-name="P73"/>
      <text:p text:style-name="P75"><text:span text:style-name="T213">2</text:span>.13<text:tab/>Aria:<text:tab/>Wenn auch deiner Seelen Schade<text:tab/>1<text:span text:style-name="T6"><text:line-break/><text:line-break/></text:span>Das<text:span text:style-name="T6"><text:tab/>Wenn auch deiner Seelen Schade<text:line-break/></text:span>Evangelium<text:span text:style-name="T6"><text:tab/>noch ſo unausſprechlich wär,<text:line-break/><text:tab/>doch iſt deines Hirten Gnade<text:line-break/><text:tab/>noch weit unausſprechlicher.</text:span></text:p>
      <text:p text:style-name="P75"/>
      <text:p text:style-name="P75"/>
      <text:p text:style-name="P74"><text:span text:style-name="T214">2</text:span>.1<text:span text:style-name="T214">4</text:span><text:tab/>Recitativo:<text:tab/><text:span text:style-name="T214">Wie kan ich Ihm doch danckbar seyn?</text:span><text:tab/>1<text:span text:style-name="T85"><text:line-break/><text:line-break/></text:span><text:span text:style-name="T214">Das danckbare</text:span><text:span text:style-name="T85"><text:tab/>Wie kan ich Ihm doch danckbar seyn?<text:line-break/></text:span><text:span text:style-name="T214">Schäflein</text:span><text:span text:style-name="T85"><text:tab/><text:line-break/><text:line-break/></text:span><text:span text:style-name="T214">Das</text:span><text:span text:style-name="T85"><text:tab/>Bereue deine Schuld,<text:line-break/></text:span><text:span text:style-name="T214">Evangelium</text:span><text:span text:style-name="T85"><text:tab/>ergreife ſeine Huld,<text:line-break/><text:tab/>und folg Ihm ſtets in Kreutz und Ungemach<text:line-break/><text:tab/>als ein getreues Schäflein nach.</text:span></text:p>
      <text:p text:style-name="P74"/>
      <text:p text:style-name="P74"/>
      <text:p text:style-name="P76"><text:span text:style-name="T214">2</text:span>.15<text:tab/>Aria:<text:tab/>Guter Hirte, dieſes Hertze geb ich dir zu eigen hin<text:tab/>1<text:span text:style-name="T6"><text:line-break/><text:line-break/></text:span>Das danckbare<text:span text:style-name="T215"><text:tab/></text:span><text:span text:style-name="T6">Guter Hirte, dieſes Hertze<text:line-break/></text:span>Schäflein<text:span text:style-name="T6"><text:tab/>geb ich dir zu eigen hin.</text:span><text:span text:style-name="T86"><text:line-break/><text:tab/>Gib, daß ich zu allen Zeiten,<text:line-break/><text:tab/>in den Freuden, in den Leiden,<text:line-break/><text:tab/>immer dein Gefehrte bin.</text:span></text:p>
      <text:p text:style-name="P76"/>
      <text:p text:style-name="P76"/>
      <text:p text:style-name="P77"><text:span text:style-name="T215">2</text:span>.16<text:tab/>Choral:<text:tab/>Mein Hirt, ich bin wohl zufrieden<text:tab/>1<text:span text:style-name="T6"><text:line-break/><text:line-break/></text:span>Chor<text:span text:style-name="T6"><text:tab/>Mein Hirt, ich bin wohl zufrieden,<text:line-break/><text:tab/>wenn du mich nicht von dir ſtößt.<text:line-break/><text:tab/>Bleib ich von dir ungeſchieden,<text:line-break/><text:tab/>ey, ſo bin ich gnug getröſt.<text:line-break/><text:tab/>Laß mich ſeyn dein Eigenthum,<text:line-break/><text:tab/>ich verſprech hinwiederum,<text:line-break/></text:span><text:soft-page-break/><text:span text:style-name="T6"><text:tab/>hier und dort all mein Vermögen<text:line-break/><text:tab/>dir zu Ehren anzulegen.</text:span></text:p>
      <text:p text:style-name="P77"/>
      <text:p text:style-name="P77"/>
      <text:p text:style-name="P21"><text:span text:style-name="T170">p a r s <text:s text:c="2"/></text:span><text:span text:style-name="T171">i</text:span><text:span text:style-name="T172">I</text:span><text:span text:style-name="T173">i</text:span></text:p>
      <text:p text:style-name="P16"/>
      <text:p text:style-name="P42"><text:span text:style-name="T216">3.1<text:tab/>Recitativo: <text:tab/>Kaum geht der Sonnen Licht<text:tab/>1</text:span><text:span text:style-name="T88"><text:line-break/><text:line-break/></text:span><text:span text:style-name="T216">Der</text:span><text:span text:style-name="T88"><text:tab/></text:span><text:span text:style-name="T89">Kaum geht der Sonnen Licht</text:span><text:span text:style-name="T88"><text:line-break/></text:span><text:span text:style-name="T216">Evangeliſte</text:span><text:span text:style-name="T88"><text:tab/></text:span><text:span text:style-name="T89">am Himmel wieder auf,<text:line-break/><text:tab/>ſo bringt der mordbegierge Hauf<text:line-break/><text:tab/>den HErrn vors weltliche Gericht.<text:line-break/><text:tab/>Indeßen treibt mit ſcharffen Bißen<text:line-break/><text:tab/>das ängſtliche Gewißen<text:line-break/><text:tab/>den ſchändlichen Verräther an,<text:line-break/><text:tab/>zu ſagen</text:span><text:span text:style-name="T90">: </text:span><text:span text:style-name="T89">daß er Unrecht hab gethan</text:span><text:span text:style-name="T90">,<text:line-break/><text:tab/>weil er unſchuldig Blut verrathen.</text:span><text:span text:style-name="T89"><text:line-break/><text:tab/>Er hofft ſich zwar, der Angſt<text:line-break/><text:tab/>im Tempel zu entladen,<text:line-break/><text:tab/></text:span><text:span text:style-name="T90">[</text:span><text:span text:style-name="T89">und</text:span><text:span text:style-name="T90">]</text:span><text:span text:style-name="T89"> gibt die dreyßig Silberlinge,<text:line-break/><text:tab/>ſo er zum Lohn der Ungerechtigkeit empfinge,<text:line-break/><text:tab/>verzweifflungsvoll zurück.<text:line-break/><text:tab/>Doch drauf erhenckt er ſich an einen Strick.<text:line-break/><text:line-break/></text:span><text:span text:style-name="T217">Das</text:span><text:span text:style-name="T89"><text:tab/>Verdammter Satans Griff</text:span><text:span text:style-name="T90">,</text:span><text:span text:style-name="T89"><text:line-break/></text:span><text:span text:style-name="T217">erſchrockene</text:span><text:span text:style-name="T89"><text:tab/>wodurch er viele Seelen fället!<text:line-break/></text:span><text:span text:style-name="T217">Schäflein</text:span><text:span text:style-name="T89"><text:tab/>Wenn er die Sünden vor </text:span><text:span text:style-name="T90">d</text:span><text:span text:style-name="T89">er That<text:line-break/><text:tab/>als Staub und Sand vorſtellet,<text:line-break/><text:tab/>doch, wenn man ſie begangen hat,<text:line-break/><text:tab/>zu großen Felſen macht,<text:line-break/><text:tab/>die offt dem Glaubens Schiff<text:line-break/><text:tab/>betrübt den Untergang gebracht.</text:span></text:p>
      <text:p text:style-name="P42"/>
      <text:p text:style-name="P42"/>
      <text:p text:style-name="P78"><text:span text:style-name="T217">3</text:span>.2<text:tab/>Aria:<text:tab/>Ach erhöre doch mein Sehnen<text:tab/>1<text:span text:style-name="T6"><text:line-break/><text:line-break/></text:span>Das<text:span text:style-name="T6"><text:tab/>Ach erhöre doch mein Sehnen,<text:line-break/></text:span>erſchrockene<text:span text:style-name="T6"><text:tab/>du mein Hirte, HErr und Gott!<text:line-break/></text:span>Schäflein<text:span text:style-name="T6"><text:tab/>Wenn auch meines Glaubens Schiff<text:line-break/><text:tab/>auf dergleichen Berge lief,<text:line-break/><text:tab/>o! ſo mach durch Buß und Thränen<text:line-break/><text:tab/>es in Gnaden wieder flott.</text:span></text:p>
      <text:p text:style-name="P78"/>
      <text:p text:style-name="P78"/>
      <text:p text:style-name="P79">3.3<text:tab/>Recitativo:<text:tab/>Der HErr, der ſchon zuvor geſagt<text:tab/>1<text:span text:style-name="T6"><text:line-break/><text:line-break/></text:span>Der<text:span text:style-name="T6"><text:tab/>Der HErr, der ſchon zuvor geſagt</text:span><text:span text:style-name="T92">,</text:span><text:span text:style-name="T6"><text:line-break/></text:span>Evangeliſte<text:span text:style-name="T6"><text:tab/></text:span><text:span text:style-name="T91">Er würde unter Macht der Heyden<text:line-break/><text:tab/>den Tod des Kreutzes müßen leiden,<text:line-break/><text:tab/>wird peinlich vor Pilato angeklagt:<text:line-break/><text:tab/>daß </text:span><text:span text:style-name="T92">E</text:span><text:span text:style-name="T91">r des Volckes Treu<text:line-break/><text:tab/>vom Kay</text:span><text:span text:style-name="T92">ſ</text:span><text:span text:style-name="T91">er ab und auf ſich wende,<text:line-break/><text:tab/>indem </text:span><text:span text:style-name="T92">E</text:span><text:span text:style-name="T91">r ſelbſt geſtände,<text:line-break/><text:tab/>daß </text:span><text:span text:style-name="T92">E</text:span><text:span text:style-name="T91">r ein König sey.<text:line-break/></text:span><text:soft-page-break/><text:span text:style-name="T91"><text:tab/>Pilatus foderte von ihm<text:line-break/><text:tab/>das Zeugniß ſelber ab,<text:line-break/><text:tab/>worauf Er ihm zur Antwort gab:</text:span></text:p>
      <text:p text:style-name="P79"/>
      <text:p text:style-name="P79"/>
      <text:p text:style-name="P80"><text:span text:style-name="T218">3</text:span>.4<text:tab/>Aria:<text:tab/>Mein Reich iſt nicht von dieſer Welt<text:tab/>1<text:span text:style-name="T6"><text:line-break/><text:line-break/></text:span>JESUS, der<text:span text:style-name="T6"><text:tab/>Mein Reich iſt nicht von dieſer Welt</text:span><text:span text:style-name="T93">.</text:span><text:span text:style-name="T6"><text:line-break/></text:span>gute Hirte<text:span text:style-name="T6"><text:tab/></text:span><text:span text:style-name="T93">Ich bin als König zwar gekommen,<text:line-break/><text:tab/>daß ich die Wahrheit zeugen ſolt,<text:line-break/><text:tab/>doch Iſrael hat nicht gewolt.<text:line-break/><text:tab/>Mein Hau</text:span><text:span text:style-name="T94">ß</text:span><text:span text:style-name="T93"> hat mich nicht aufgenommen,<text:line-break/><text:tab/>weil Sünd und Greul darinnen Hof</text:span><text:span text:style-name="T94">f</text:span><text:span text:style-name="T93">ſta</text:span><text:span text:style-name="T94">d</text:span><text:span text:style-name="T93">t hält.</text:span></text:p>
      <text:p text:style-name="P80"/>
      <text:p text:style-name="P80"/>
      <text:p text:style-name="P81"><text:span text:style-name="T219">3</text:span>.5<text:tab/>Recitativo:<text:tab/>Pilatus findet keine Schuld an ihm<text:tab/>1<text:span text:style-name="T6"><text:line-break/><text:line-break/></text:span>Der<text:span text:style-name="T6"><text:tab/>Pilatus findet keine Schuld an ihm</text:span><text:span text:style-name="T95">.</text:span><text:span text:style-name="T6"><text:line-break/></text:span>Evangeliſte<text:span text:style-name="T6"><text:tab/></text:span><text:span text:style-name="T95">Jedoch der Prieſter Ungeſtüm<text:line-break/><text:tab/>fährt weiter noch mit Klagen fort.<text:line-break/><text:tab/>Der Heyland aber ſagt kein eintzges Wort.</text:span></text:p>
      <text:p text:style-name="P81"/>
      <text:p text:style-name="P81"/>
      <text:p text:style-name="P82"><text:span text:style-name="T220">3</text:span>.6<text:tab/>Aria:<text:tab/>Das Schaf verſtummt vor ſeinem Scheerer<text:tab/>1<text:span text:style-name="T6"><text:line-break/><text:line-break/></text:span>Das<text:span text:style-name="T6"><text:tab/>Das Schaf verſtummt vor ſeinem Scheerer,<text:line-break/></text:span>Evangelium<text:span text:style-name="T6"><text:tab/>die Unſchuld ſchweigt in Sanfftmuth ſtill,<text:line-break/><text:tab/>und der von Gott geſandte Lehrer<text:line-break/><text:tab/>redt nicht mehr, da Er ſterben will.<text:line-break/><text:tab/>Hiermit gibt Er dir zu verſtehen,<text:line-break/><text:tab/>du Schäflein ſolſt nur unverzagt<text:line-break/><text:tab/>auf deines Hirten Lippen ſehen,<text:line-break/><text:tab/>wenn Sünd und Hölle dich verklagt.</text:span></text:p>
      <text:p text:style-name="P82"/>
      <text:p text:style-name="P82"/>
      <text:p text:style-name="P83">3.7<text:tab/>Choral:<text:tab/>Rede durch dein Stilleſchweigen<text:tab/>1<text:span text:style-name="T6"><text:line-break/><text:line-break/></text:span>Chor<text:span text:style-name="T6"><text:tab/>Rede durch dein Stilleſchweigen,<text:line-break/><text:tab/>liebſter Jeſu, mir das Wort,<text:line-break/><text:tab/>wenn mich Sünden überzeugen<text:line-break/><text:tab/>und der Klagen fort und fort,<text:line-break/><text:tab/>wenn mein böß Gewißen ſchweyget<text:line-break/><text:tab/>und mir die Verdamniß dräuet.<text:line-break/><text:tab/>Ach, laß deine Todes Pein<text:line-break/><text:tab/>nicht an mir verlohren seyn!</text:span></text:p>
      <text:p text:style-name="P83"/>
      <text:p text:style-name="P83"/>
      <text:p text:style-name="P84">3.8<text:tab/>Recitativo:<text:tab/>Der Unschuld Sonnen Licht<text:tab/>1<text:span text:style-name="T6"><text:line-break/><text:line-break/></text:span>Der<text:span text:style-name="T6"><text:tab/>Der Unschuld Sonnen Licht<text:line-break/></text:span>Evangeliſte<text:span text:style-name="T6"><text:tab/></text:span><text:span text:style-name="T96">ſoll in dem Marter Kreyſe wandern<text:line-break/><text:tab/>von einem Unthier zu </text:span><text:span text:style-name="T97">d</text:span><text:span text:style-name="T96">em andern.<text:line-break/><text:tab/>Drum bringt man Jeſum nun<text:line-break/><text:tab/>vor des Herodes Hoffgericht.<text:line-break/><text:tab/>Doch ſchweyget Er auf viel Befragen<text:line-break/></text:span><text:soft-page-break/><text:span text:style-name="T96"><text:tab/>und muß zuletz ein weißes Kleid<text:line-break/><text:tab/>zum Schimpf zurücke tragen.</text:span></text:p>
      <text:p text:style-name="P84"/>
      <text:p text:style-name="P84"/>
      <text:p text:style-name="P85"><text:span text:style-name="T221">3</text:span>.9<text:tab/>Accomp:<text:tab/>Diß iſt das Kleid, das Satan dir geraubt<text:tab/>1<text:span text:style-name="T6"><text:line-break/><text:line-break/></text:span>Das Geſetze<text:span text:style-name="T6"><text:tab/>Diß iſt das Kleid,<text:line-break/><text:tab/>das Satan dir geraubt</text:span><text:span text:style-name="T98">,<text:line-break/><text:tab/>damit, daß du dem Höchſten gleich zu seyn geglaubt.<text:line-break/><text:tab/>Erſchrick, verlohrnes Schaaf,<text:line-break/><text:tab/>vor der Gerechtigkeit,<text:line-break/><text:tab/>die Gott allhier ergehen läßt!<text:line-break/><text:tab/>Und glaube feſt,<text:line-break/><text:tab/>du ſeyſt in deinem ſündlichen Gewand<text:line-break/><text:tab/>aus Gottes Angeſicht verbannt.</text:span></text:p>
      <text:p text:style-name="P85"/>
      <text:p text:style-name="P85"/>
      <text:p text:style-name="P86"><text:span text:style-name="T222">3</text:span>.10<text:tab/>Aria:<text:tab/>Erſtaunt ihr nicht, befleckte Sünder<text:tab/><text:span text:style-name="T6"><text:line-break/><text:line-break/></text:span>Das Geſetze<text:span text:style-name="T6"><text:tab/>Erſtaunt ihr nicht, befleckte Sünder</text:span><text:span text:style-name="T99">,<text:line-break/><text:tab/></text:span><text:span text:style-name="T100">vor</text:span><text:span text:style-name="T99"> Gottes Strafgerechtigkeit?<text:line-break/><text:tab/>Wird Gottes Sohn im weißen Kleide<text:line-break/><text:tab/>ein Spott und Greul verruchter Leute,<text:line-break/><text:tab/>was meinet ihr boßhafften Kinder,<text:line-break/><text:tab/>das ihr zu dulden würdig seyd?</text:span></text:p>
      <text:p text:style-name="P86"/>
      <text:p text:style-name="P86"/>
      <text:p text:style-name="P87"><text:span text:style-name="T223">3</text:span>.11<text:tab/>Recitativo:<text:tab/>Herodes und Pilatus ſehen<text:tab/>1<text:span text:style-name="T6"><text:line-break/><text:line-break/></text:span>Der<text:span text:style-name="T6"><text:tab/>Herodes und Pilatus ſehen,<text:line-break/></text:span>Evangeliſte<text:span text:style-name="T6"><text:tab/>daß Jeſu ſey zu viel geſche</text:span><text:span text:style-name="T102">h</text:span><text:span text:style-name="T6">en</text:span><text:span text:style-name="T101">,<text:line-break/><text:tab/>drum zeigt der Letztere<text:line-break/><text:tab/>den neidiſchen Verklägnern<text:line-break/><text:tab/>des HErren Unſchuld Sonnenklar,<text:line-break/><text:tab/>will auf das Oſterfeſt<text:line-break/><text:tab/>nach der Gewohnheit leben,<text:line-break/><text:tab/>und ſtatt des Barrabä,<text:line-break/><text:tab/>der ein gefangner Mörder war,<text:line-break/><text:tab/>Ihm ſeine Freyheit wiedergeben;<text:line-break/><text:tab/>des ſie ſich aber doch aus Boßheit we</text:span><text:span text:style-name="T102">g</text:span><text:span text:style-name="T101">ern.<text:line-break/><text:tab/>Sie ſuchen Barrabam,<text:line-break/><text:tab/>den Wolff, den Mörder</text:span><text:span text:style-name="T102">,</text:span><text:span text:style-name="T101"> zu befrey</text:span><text:span text:style-name="T102">n</text:span><text:span text:style-name="T101"><text:line-break/><text:tab/>und wollen über das unſchuldge Lamm<text:line-break/><text:tab/>das </text:span><text:span text:style-name="T102">C</text:span><text:span text:style-name="T101">rucifige ſchreyn.</text:span></text:p>
      <text:p text:style-name="P87"/>
      <text:p text:style-name="P87"/>
      <text:p text:style-name="P88"><text:span text:style-name="T224">3</text:span>.12<text:tab/>Accomp:<text:tab/>Komm her und ſiehe deinen Hirten<text:tab/>1<text:span text:style-name="T6"><text:line-break/><text:line-break/></text:span>Das<text:span text:style-name="T6"><text:tab/>Komm her und ſiehe deinen Hirten,<text:line-break/></text:span>Evanglium<text:span text:style-name="T6"><text:tab/>verzagtes Schäflein, näher an.<text:line-break/><text:tab/>Diß eben, daß der Feinde Liſt<text:line-break/><text:tab/>gan</text:span><text:span text:style-name="T103">t</text:span><text:span text:style-name="T6">z unvermögend iſt,<text:line-break/><text:tab/>ihm einges Unrecht aufzubürden,<text:line-break/><text:tab/>diß iſts, was dich erfreuen kan.<text:line-break/><text:tab/>Denn leidet Gott, der keine Schulden hat,<text:line-break/></text:span><text:soft-page-break/><text:span text:style-name="T6"><text:tab/>an deiner ſtatt,<text:line-break/><text:tab/>ſo </text:span><text:span text:style-name="T103">kanſt</text:span><text:span text:style-name="T6"> du nun des feſten Glaubens leben:<text:line-break/><text:tab/>In Jeſu ſey dir alle Schuld vergeben.</text:span></text:p>
      <text:p text:style-name="P88"/>
      <text:p text:style-name="P88"/>
      <text:p text:style-name="P89">3.13<text:tab/>Aria:<text:tab/>Dieſen honigsüßen Spruch<text:tab/>1<text:span text:style-name="T6"><text:line-break/><text:line-break/></text:span>Das<text:span text:style-name="T6"><text:tab/>Dieſen honigsüßen Spruch<text:line-break/></text:span>Evangelium<text:span text:style-name="T6"><text:tab/>ſchreib dir in das Hertze.<text:line-break/><text:tab/>Er iſt eine Freudenkertze<text:line-break/><text:tab/>in der trüben Sünden Nacht.<text:line-break/><text:tab/>Er vertreibt den Höllen Schmertze,<text:line-break/><text:tab/>welchen das Gewißen macht,<text:line-break/><text:tab/>unter des Geſetzes Fluch.</text:span></text:p>
      <text:p text:style-name="P89"/>
      <text:p text:style-name="P89"/>
      <text:p text:style-name="P90">3.14<text:tab/>Choral:<text:tab/>Ey, ſo richte dich empor<text:tab/>1<text:span text:style-name="T6"><text:line-break/><text:line-break/></text:span>Chor<text:span text:style-name="T6"><text:tab/>Ey, ſo richte dich empor</text:span><text:span text:style-name="T104">,<text:line-break/><text:tab/>du betrübtes Angeſicht!<text:line-break/><text:tab/>Laß das Seuffzen, nimm hervor<text:line-break/><text:tab/>deines Glaubens Freuden Licht,<text:line-break/><text:tab/>diß behalt, wenn dich die Nacht<text:line-break/><text:tab/>deines Kummers traurig macht.</text:span></text:p>
      <text:p text:style-name="P90"/>
      <text:p text:style-name="P90"/>
      <text:p text:style-name="P91"><text:span text:style-name="T225">3</text:span>.15<text:tab/>Recitativo:<text:tab/>Nachdem der Geißel ſcharffer Zahn<text:tab/>1<text:span text:style-name="T6"><text:line-break/><text:line-break/></text:span>Der<text:span text:style-name="T6"><text:tab/>Nachdem der Geißel ſcharffer Zahn<text:line-break/></text:span>Evangeliſte<text:span text:style-name="T6"><text:tab/></text:span><text:span text:style-name="T105">den heilgen Leib zerrißen,<text:line-break/><text:tab/>legt Ihm der rasendtolle Hauff<text:line-break/><text:tab/>den Purpur Mantel an<text:line-break/><text:tab/>und ſetzt Ihm eine Krone<text:line-break/><text:tab/>von ſpitzgen Dornen auf,<text:line-break/><text:tab/>gibt Ihm ein Rohr in ſeine rechte Hand,<text:line-break/><text:tab/>fällt doch aus Spott und Hohne<text:line-break/><text:tab/>zu ſeinen Füßen,<text:line-break/><text:tab/>fängt an, als König Ihn zu grüßen,<text:line-break/><text:tab/>speyt aber auch zugleich Ihm in das Angeſicht<text:line-break/><text:tab/>und ſchont des blutgen Haupts mit harten</text:span><text:span text:style-name="T106"> Schläge</text:span><text:span text:style-name="T107">n nicht.</text:span><text:span text:style-name="T106"><text:line-break/><text:tab/></text:span><text:span text:style-name="T107">N</text:span><text:span text:style-name="T106">achdem er alſo zugericht<text:line-break/><text:tab/>und überall von Blut und Speichel naß,<text:line-break/><text:tab/>führt ihn Pilatus ſelbſt heraus, und ſpricht:<text:line-break/><text:tab/>Seht! welch ein Menſch iſt das!</text:span></text:p>
      <text:p text:style-name="P91"/>
      <text:p text:style-name="P91"/>
      <text:p text:style-name="P92"><text:span text:style-name="T226">3</text:span>.16<text:tab/>Accomp:<text:tab/>Beſpiegelt euch, geſchminckte Pfauen<text:tab/>1<text:span text:style-name="T6"><text:line-break/><text:line-break/></text:span>Das Geſetze<text:span text:style-name="T6"><text:tab/>Beſpiegelt euch, geſchminckte Pfauen</text:span><text:span text:style-name="T108">,<text:line-break/><text:tab/>in dieſem blutgen Jammer Bild!<text:line-break/><text:tab/>O bleibt ihr </text:span><text:span text:style-name="T109">hier</text:span><text:span text:style-name="T108"> vo</text:span><text:span text:style-name="T109">r</text:span><text:span text:style-name="T108"> Furcht und Grauen,<text:line-break/><text:tab/>von Angſt und Schre</text:span><text:span text:style-name="T109">ck</text:span><text:span text:style-name="T108">en unerfüllt,<text:line-break/><text:tab/>ſo müßt ihr härter noch als Stein<text:line-break/><text:tab/>und wilder als ein Heyde ſeyn.<text:line-break/><text:tab/>Ach Sünder, ach erwäge!<text:line-break/></text:span><text:soft-page-break/><text:span text:style-name="T108"><text:tab/>So viel</text:span><text:span text:style-name="T110"> </text:span><text:span text:style-name="T108">Wunden, Beul und Schläge,<text:line-break/><text:tab/>ſo viel Verſpotten und Verſpeyen<text:line-break/><text:tab/>z</text:span><text:span text:style-name="T109">a</text:span><text:span text:style-name="T108">hlt Jeſus jetzt dem Richter dar,<text:line-break/><text:tab/>dich vom Gerichte zu befreyen,<text:line-break/><text:tab/>das deines Hochmuths Stra</text:span><text:span text:style-name="T109">f</text:span><text:span text:style-name="T108">fe war.</text:span></text:p>
      <text:p text:style-name="P92"/>
      <text:p text:style-name="P92"/>
      <text:p text:style-name="P93"><text:span text:style-name="T227">3</text:span>.17<text:tab/>Aria:<text:tab/>Du biſt von Erden, Staub und Aſchen<text:tab/>1<text:span text:style-name="T6"><text:line-break/><text:line-break/></text:span>Das Geſetze<text:span text:style-name="T6"><text:tab/>Du biſt von Erden, Staub und Aſchen</text:span><text:span text:style-name="T111">,<text:line-break/><text:tab/>was prahlſt und prangerſt du ſo ſehr?<text:line-break/><text:tab/>Ach wolleſt du dies wohl befleißen,<text:line-break/><text:tab/>in Gottes Augen ſchön zu heißen,<text:line-break/><text:tab/>ſo müßteſt du je mehr und mehr<text:line-break/><text:tab/>dich in der Buße Thränen waſchen.</text:span></text:p>
      <text:p text:style-name="P93"/>
      <text:p text:style-name="P93"/>
      <text:p text:style-name="P94"><text:span text:style-name="T228">3</text:span>.18<text:tab/>Recitativo:<text:tab/>Die Feinde fahren immer fort<text:tab/>1<text:span text:style-name="T6"><text:line-break/><text:line-break/></text:span>Der<text:span text:style-name="T6"><text:tab/>Die Feinde fahren immer fort,<text:line-break/></text:span>Evangeliſte<text:span text:style-name="T6"><text:tab/>den Richter zu der Unſchuld Mord<text:line-break/><text:tab/>mit Schreyen zu bewegen.<text:line-break/><text:tab/>Jedoch Pilatus ſetzt dagegen:<text:line-break/><text:tab/>Es ſey nichts ſtrafba</text:span><text:span text:style-name="T113">h</text:span><text:span text:style-name="T6">res an Ihm zu finden.<text:line-break/><text:tab/>So ſoll die Klage ſich nunmehr auf dieſes</text:span><text:span text:style-name="T113"> gründen</text:span><text:span text:style-name="T112">:<text:line-break/><text:tab/>Es habe ihr Geſetz den Tod Ihm zugedacht,<text:line-break/><text:tab/>weil </text:span><text:span text:style-name="T113">E</text:span><text:span text:style-name="T112">r ſich ſelbſt zu Gottes Sohn gemacht.<text:line-break/><text:tab/>Pilatus aber will hierauf<text:line-break/><text:tab/>zur Antwort Ihn verbinden,<text:line-break/><text:tab/>mit Vorwand</text:span><text:span text:style-name="T113">,</text:span><text:span text:style-name="T112"> daß ſein Tod<text:line-break/><text:tab/>und Leben bey ihm ſtünden.<text:line-break/><text:tab/>Drum thut </text:span><text:span text:style-name="T113">E</text:span><text:span text:style-name="T112">r ſeinen Mund mit dieſen Worten auf:</text:span></text:p>
      <text:p text:style-name="P94"/>
      <text:p text:style-name="P94"/>
      <text:p text:style-name="P95"><text:span text:style-name="T229">3</text:span>.19<text:tab/>Aria:<text:tab/>Du beſäßeſt keine Macht<text:tab/>1<text:span text:style-name="T6"><text:line-break/><text:line-break/></text:span>JESUS, der<text:span text:style-name="T6"><text:tab/>Du beſäßeſt keine Macht<text:line-break/></text:span>gute Hirte<text:span text:style-name="T6"><text:tab/>über meinen Tod und Leben,<text:line-break/><text:tab/>wär ſie nicht in jener Nacht<text:line-break/><text:tab/>dir von oben her gegeben.<text:line-break/><text:tab/>Doch die Kläger habens Schuld,<text:line-break/><text:tab/>und ich leide mit Gedult.</text:span></text:p>
      <text:p text:style-name="P95"/>
      <text:p text:style-name="P95"/>
      <text:p text:style-name="P96">3.20<text:tab/>Recitativo:<text:tab/>Pilatus will ſofort ſich eyfriger beſtreben<text:tab/>1<text:span text:style-name="T6"><text:line-break/><text:line-break/></text:span>Der<text:span text:style-name="T6"><text:tab/>Pilatus will ſofort<text:line-break/></text:span>Evangeliſte<text:span text:style-name="T6"><text:tab/>ſich eyfriger beſtreben</text:span><text:span text:style-name="T114">,<text:line-break/><text:tab/>die Freyheit Ihm zu geben.<text:line-break/><text:tab/>Jedoch der Feinde Wort<text:line-break/><text:tab/>bringt ihm die ſchnöde Meynung bey:<text:line-break/><text:tab/>daß er,<text:line-break/><text:tab/>gäb er den Klagen kein Gehör,<text:line-break/><text:tab/>des Kayſers Freund nicht ſey,<text:line-break/><text:tab/>weil Jeſus ſich für einen König hielt.<text:line-break/></text:span><text:soft-page-break/><text:span text:style-name="T114"><text:tab/>Sobald er Menſchenfurcht im Hertzen fühlt,<text:line-break/><text:tab/>bricht er den Todes Stab,<text:line-break/><text:tab/>nimmt Waßer, wäſcht die Hände ab,<text:line-break/><text:tab/>und will an Jeſu Blut und Pein<text:line-break/><text:tab/>h</text:span><text:span text:style-name="T115">ie</text:span><text:span text:style-name="T114">mit unſchuldig ſeyn.<text:line-break/><text:tab/></text:span><text:span text:style-name="T116">Allein</text:span><text:span text:style-name="T114"> das Volck lädt freventlich<text:line-break/><text:tab/>diß unſchuldige </text:span><text:span text:style-name="T116">B</text:span><text:span text:style-name="T114">lut auf ſich.<text:line-break/><text:tab/>Den Barrabam ſtellt man auf freyen Fuß,<text:line-break/><text:tab/>da Jeſus noch vor ſeinem Tode<text:line-break/><text:tab/>die ſcharffe Geißel leiden muß.</text:span></text:p>
      <text:p text:style-name="P96"/>
      <text:p text:style-name="P96"/>
      <text:p text:style-name="P97"><text:span text:style-name="T230">3</text:span>.21<text:tab/>Accomp:<text:tab/>Iſts nicht genug, daß mein getreuer Hirte<text:tab/>1<text:span text:style-name="T6"><text:line-break/><text:line-break/></text:span>Das<text:span text:style-name="T6"><text:tab/>Iſts nicht genug, daß mein getreuer Hirte<text:line-break/></text:span>wehmüthige<text:span text:style-name="T6"><text:tab/></text:span><text:span text:style-name="T117">ſein Todes Urtheil angehört?</text:span><text:span text:style-name="T6"><text:line-break/></text:span>Schäflein<text:span text:style-name="T6"><text:tab/></text:span><text:span text:style-name="T117">Wird Ihm die harte Jammer Bürde<text:line-break/><text:tab/>durch Blut und Wunden noch vermehrt!<text:line-break/><text:tab/>O mehr als Tygerhaffte </text:span><text:span text:style-name="T118">W</text:span><text:span text:style-name="T117">uth!<text:line-break/><text:tab/>Die Mordbegier<text:line-break/><text:tab/>erſäufft ſich ſonſt im warmen Blut,<text:line-break/><text:tab/>doch hier,<text:line-break/><text:tab/>da Jeſu Blut </text:span><text:span text:style-name="T118">wie</text:span><text:span text:style-name="T117"> Str</text:span><text:span text:style-name="T118">ö</text:span><text:span text:style-name="T117">hme fließet,<text:line-break/><text:tab/>thut e</text:span><text:span text:style-name="T118">s</text:span><text:span text:style-name="T117"> nichts mehr,<text:line-break/><text:tab/>als daß e</text:span><text:span text:style-name="T118">s</text:span><text:span text:style-name="T117"> Oel ins Feuer gießet.<text:line-break/><text:tab/>Ach edler Leib! darum zerfleiſcht man dich ſo ſehr<text:line-break/><text:tab/>und läßt dich faſt von allem Blute leer,<text:line-break/><text:tab/>weil mein verderbtes Fleiſch und Blut<text:line-break/><text:tab/>gar niemahls gutes thut.</text:span></text:p>
      <text:p text:style-name="P97"/>
      <text:p text:style-name="P97"/>
      <text:p text:style-name="P98"><text:span text:style-name="T232">3</text:span>.22<text:tab/>Aria:<text:tab/>Wenn mich nach den tollen Freuden<text:tab/>1<text:span text:style-name="T6"><text:line-break/><text:line-break/></text:span>Das<text:span text:style-name="T6"><text:tab/>Wenn mich nach den tollen Freuden<text:line-break/></text:span>wehmüthige<text:span text:style-name="T6"><text:tab/></text:span><text:span text:style-name="T120">dieſer eitlen [</text:span><text:span text:style-name="T234">or:</text:span><text:span text:style-name="T120"> der verrückten] Welt gel</text:span><text:span text:style-name="T121">ü</text:span><text:span text:style-name="T120">ſt,</text:span><text:span text:style-name="T6"><text:line-break/></text:span>Schäflein<text:span text:style-name="T6"><text:tab/></text:span><text:span text:style-name="T121">ach [</text:span><text:span text:style-name="T235">or:</text:span><text:span text:style-name="T121"> o]</text:span><text:span text:style-name="T119"> ſo zeige mir dein Leiden,<text:line-break/><text:tab/></text:span><text:span text:style-name="T121">das gantz [</text:span><text:span text:style-name="T235">or:</text:span><text:span text:style-name="T121"> </text:span><text:span text:style-name="T119">welches</text:span><text:span text:style-name="T121">]</text:span><text:span text:style-name="T119"> unausſprechlich iſt.<text:line-break/><text:tab/>Stell mir vor, wie du im Garten<text:line-break/><text:tab/>blutgefärbten Schweiß vergoßt</text:span><text:span text:style-name="T121">,</text:span><text:span text:style-name="T119"><text:line-break/><text:tab/>und auf wie viel bittre Arten<text:line-break/><text:tab/>du den Kre</text:span><text:span text:style-name="T121">u</text:span><text:span text:style-name="T119">tzes Kelch gekoſt.<text:line-break/><text:tab/></text:span><text:span text:style-name="T121">L</text:span><text:span text:style-name="T119">aß mich ſehn, wie Strick und Bande<text:line-break/><text:tab/>dich unſchuldges Lamm umfaßt,<text:line-break/><text:tab/>und wie viele Schmach und Schande<text:line-break/><text:tab/>du </text:span><text:span text:style-name="T121">für</text:span><text:span text:style-name="T119"> mich erduldet haſt.<text:line-break/><text:tab/>Zeige mir, wie aus den Beulen<text:line-break/><text:tab/>ſich dein rothes Blut ergoß,<text:line-break/><text:tab/>als dich an der Marter S</text:span><text:span text:style-name="T121">ä</text:span><text:span text:style-name="T119">ulen<text:line-break/><text:tab/>Geißel, Peitſch und Ruth umſchloß.</text:span></text:p>
      <text:p text:style-name="P98"/>
      <text:p text:style-name="P98"/>
      <text:p text:style-name="P99"><text:span text:style-name="T233">3</text:span>.23<text:tab/>Choral:<text:tab/>Laß deine Liebe doch<text:tab/>1<text:span text:style-name="T6"><text:line-break/><text:line-break/></text:span>Chor<text:span text:style-name="T6"><text:tab/>Laß deine Liebe doch<text:line-break/><text:tab/>in Marck und Seele dringen,<text:line-break/></text:span><text:soft-page-break/><text:span text:style-name="T6"><text:tab/>hilff mir, mein ſündlich Fleiſch<text:line-break/><text:tab/>mit allen Lüſten zwingen.<text:line-break/><text:tab/>Halt meine Seele rein,<text:line-break/><text:tab/>mein Hertze sey dein Haus<text:line-break/><text:tab/>und wirfft, was weltlich iſt,<text:line-break/><text:tab/>durch deinen Geiſt heraus.</text:span></text:p>
      <text:p text:style-name="P99"/>
      <text:p text:style-name="P99"/>
      <text:p text:style-name="P22"><text:span text:style-name="T170">p a r s <text:s text:c="2"/></text:span><text:span text:style-name="T171">i</text:span><text:span text:style-name="T174"> v</text:span></text:p>
      <text:p text:style-name="P17"/>
      <text:p text:style-name="P43"><text:span text:style-name="T236">4.1</text:span><text:tab/>Choral: <text:tab/><text:span text:style-name="T236">Seele, geh auf Golgatha<text:tab/>1</text:span><text:span text:style-name="T123"><text:line-break/><text:line-break/></text:span><text:span text:style-name="T236">Chor</text:span><text:span text:style-name="T123"><text:tab/>Seele, geh auf Golgatha</text:span><text:span text:style-name="T124">,<text:line-break/><text:tab/>ſetz dich unter Jeſus Kreutze,<text:line-break/><text:tab/>und bedencke, was dich da<text:line-break/><text:tab/>für ein Trieb zur Buße reitze.<text:line-break/><text:tab/>Willſt du unempfindlich ſeyn,<text:line-break/><text:tab/>o, ſo biſt du mehr als Stein.</text:span></text:p>
      <text:p text:style-name="P43"/>
      <text:p text:style-name="P43"/>
      <text:p text:style-name="P100"><text:span text:style-name="T237">4</text:span>.2<text:tab/>Recitativo:<text:tab/>Das Kreutz, daran man Jeſum hefftet<text:tab/>1<text:span text:style-name="T6"><text:line-break/><text:line-break/></text:span>Der<text:span text:style-name="T6"><text:tab/>Das Kreutz, daran man Jeſum hefftet</text:span><text:span text:style-name="T125">,</text:span><text:span text:style-name="T6"><text:line-break/></text:span>Evangeliſte<text:span text:style-name="T6"><text:tab/></text:span><text:span text:style-name="T125">trägt Er, biß auf den Todt entkräfftet,<text:line-break/><text:tab/>auf den verwundten Rücken fort,<text:line-break/><text:tab/>biß Simon von Cyrenen,<text:line-break/><text:tab/>der von dem Felde kam,<text:line-break/><text:tab/>es, doch gezwungen, übernahm.<text:line-break/><text:tab/>Viel Weiber folgten Ihm mit Thränen<text:line-break/><text:tab/>biß zum beſtimmten Ort,<text:line-break/><text:tab/>Ihn zu beklagen, nach.<text:line-break/><text:tab/>Zu dieſen wandt Er ſein Geſicht<text:line-break/><text:tab/>und ſprach:</text:span></text:p>
      <text:p text:style-name="P100"/>
      <text:p text:style-name="P100"/>
      <text:p text:style-name="P101"><text:span text:style-name="T238">4</text:span>.3<text:tab/>Accomp:<text:tab/>Ihr Töchter von Jeruſalem<text:tab/>1<text:span text:style-name="T6"><text:line-break/><text:line-break/></text:span>JESUS, der<text:span text:style-name="T6"><text:tab/>Ihr Töchter von Jeruſalem,<text:line-break/></text:span>gute Hirte<text:span text:style-name="T6"><text:tab/>beweint mich nicht,<text:line-break/><text:tab/>weint über euch und eure Kinder.<text:line-break/><text:tab/>Denn ja, man wird bey künfftgen Tagen<text:line-break/><text:tab/>mit Furcht und Zittern ſagen:<text:line-break/><text:tab/>Glückſelig iſt der Leib,<text:line-break/><text:tab/>der keine Frucht gezeugt!<text:line-break/><text:tab/>Glückſelig iſt das Weib,<text:line-break/><text:tab/>das nie geſäugt!<text:line-break/><text:tab/>Da werden ſich die Sünder<text:line-break/><text:tab/>aus Bangigkeit und Schrecken<text:line-break/><text:tab/>mit Felſen ſuchen zu bedecken.<text:line-break/><text:tab/>Drum, will man diß am grünen Holtz begehn,<text:line-break/><text:tab/>was wird man ſich am dürren unterſtehn?</text:span></text:p>
      <text:p text:style-name="P102"/>
      <text:p text:style-name="P102"/>
      <text:p text:style-name="P101"/>
      <text:p text:style-name="P103"><text:soft-page-break/>4.4<text:tab/>Aria:<text:tab/>So ſchrecklich hier die <text:span text:style-name="T239">Strafe</text:span> iſt<text:tab/>1<text:span text:style-name="T6"><text:line-break/><text:line-break/></text:span>Das Geſetze<text:span text:style-name="T6"><text:tab/>So ſchrecklich hier die </text:span><text:span text:style-name="T127">Strafe</text:span><text:span text:style-name="T6"> iſt</text:span><text:span text:style-name="T126">,<text:line-break/><text:tab/>ſo greulich iſt vor Gott die Sünde.<text:line-break/><text:tab/>Gott wei</text:span><text:span text:style-name="T127">ſ</text:span><text:span text:style-name="T126">et dir, o Sünden Knecht,<text:line-break/><text:tab/>an ſeinem eingebohrnen Kinde,<text:line-break/><text:tab/>wie hoch ſein allerheilgſt</text:span><text:span text:style-name="T127">e</text:span><text:span text:style-name="T126">s Recht<text:line-break/><text:tab/>dein frevelhaf</text:span><text:span text:style-name="T127">f</text:span><text:span text:style-name="T126">tes Thun empfinde,<text:line-break/><text:tab/>weil es ſein Sohn ſo </text:span><text:span text:style-name="T127">ſchmertzlich</text:span><text:span text:style-name="T126"> büßt.</text:span></text:p>
      <text:p text:style-name="P103"/>
      <text:p text:style-name="P103"/>
      <text:p text:style-name="P104"><text:span text:style-name="T240">4</text:span>.5<text:tab/>Recitativo:<text:tab/>Kaum als Er zu der Schädelſtätte<text:tab/>1<text:span text:style-name="T6"><text:line-break/><text:line-break/></text:span>Der<text:span text:style-name="T6"><text:tab/>Kaum als Er zu der Schedelſtätte<text:line-break/></text:span>Evangeliſte<text:span text:style-name="T6"><text:tab/>in großer Mattigkeit gelang</text:span><text:span text:style-name="T128">e</text:span><text:span text:style-name="T6">t war,<text:line-break/><text:tab/>bot man, als ob man Mitle</text:span><text:span text:style-name="T128">y</text:span><text:span text:style-name="T6">d hätte,<text:line-break/><text:tab/>Ihm Myrrhen Wein<text:line-break/><text:tab/>nebſt Gall und Eßig dar.<text:line-break/><text:tab/>Doch als Ers ſchmeckt,<text:line-break/><text:tab/>w</text:span><text:span text:style-name="T128">o</text:span><text:span text:style-name="T6">lt Ers nicht trincken.<text:line-break/><text:tab/>Drauf wurd </text:span><text:span text:style-name="T128">E</text:span><text:span text:style-name="T6">r an das Kreutz<text:line-break/><text:tab/>und beyderſeits<text:line-break/><text:tab/>zur Rechten und zur Lincken,<text:line-break/><text:tab/>zwey Übelthäter angepflöckt,<text:line-break/><text:tab/>Pilati Schrifft dabey,<text:line-break/><text:tab/>daß Er der J</text:span><text:span text:style-name="T128">u</text:span><text:span text:style-name="T6">den König ſey,<text:line-break/><text:tab/>zu oberſt an das Kreutz geſteckt.</text:span></text:p>
      <text:p text:style-name="P104"/>
      <text:p text:style-name="P104"/>
      <text:p text:style-name="P105">4.6<text:tab/>Accomp:<text:tab/>Erſchrocknes Schäflein, komm nach Golgatha<text:tab/>1<text:span text:style-name="T6"><text:line-break/><text:line-break/></text:span>Das<text:span text:style-name="T6"><text:tab/>Erſchrocknes Schäflein, komm nach Golgatha!<text:line-break/></text:span>Evangelium<text:span text:style-name="T6"><text:tab/>Schau</text:span><text:span text:style-name="T129">,</text:span><text:span text:style-name="T6"> deines Hirten Arme<text:line-break/><text:tab/>ſind liebreich ausgeſpannt,<text:line-break/><text:tab/>daß </text:span><text:span text:style-name="T130">E</text:span><text:span text:style-name="T6">r ſich dein erbarme<text:line-break/><text:tab/>und dir das Paradieß aufſchließe,<text:line-break/><text:tab/>daraus du warſt verbannt.<text:line-break/><text:tab/>Sein Kreutz wird dir zum Baum des Lebens</text:span><text:span text:style-name="T129">,</text:span><text:span text:style-name="T6"><text:line-break/><text:tab/></text:span><text:span text:style-name="T129">a</text:span><text:span text:style-name="T6">n ſolchem blüht die Frucht,<text:line-break/><text:tab/>die deiner </text:span><text:span text:style-name="T129">Kehlen</text:span><text:span text:style-name="T6"> </text:span><text:span text:style-name="T129">ſ</text:span><text:span text:style-name="T6">üße</text:span><text:span text:style-name="T129">,</text:span><text:span text:style-name="T6"><text:line-break/><text:tab/>und die du nicht vergebens<text:line-break/><text:tab/></text:span><text:span text:style-name="T129">ſo ſehnlich haſt </text:span><text:span text:style-name="T130">geſucht</text:span><text:span text:style-name="T129">.</text:span></text:p>
      <text:p text:style-name="P105"/>
      <text:p text:style-name="P105"/>
      <text:p text:style-name="P106"><text:span text:style-name="T241">4</text:span>.7<text:tab/>Aria:<text:tab/>Komm, ſetze dich in Schatten<text:tab/>1<text:span text:style-name="T6"><text:line-break/><text:line-break/></text:span>Das<text:span text:style-name="T6"><text:tab/></text:span><text:span text:style-name="T131">Komm, ſetze dich in Schatten,</text:span><text:span text:style-name="T6"><text:line-break/></text:span>Evangelium<text:span text:style-name="T6"><text:tab/></text:span><text:span text:style-name="T132">des du begehret haſt.<text:line-break/><text:tab/>Entſchütte dich der Laſt,<text:line-break/><text:tab/>laß hier mit dir ſich ga</text:span><text:span text:style-name="T133">tt</text:span><text:span text:style-name="T132">en<text:line-break/><text:tab/>vergnügte Ruh und Raſt.</text:span></text:p>
      <text:p text:style-name="P106"/>
      <text:p text:style-name="P107"><text:line-break/><text:line-break/></text:p>
      <text:p text:style-name="P107"><text:soft-page-break/><text:span text:style-name="T242">4</text:span>.8<text:tab/>Choral:<text:tab/>Ruh nur auf Jeſu liebſten Hertzen<text:tab/>1<text:span text:style-name="T6"><text:line-break/><text:line-break/></text:span>Chor<text:span text:style-name="T6"><text:tab/>Ruh nur auf Jeſu liebſten Hertzen</text:span><text:span text:style-name="T134"><text:line-break/><text:tab/>als ſein gefundnes Schäflein ſtill,<text:line-break/><text:tab/>ſo er, nach vieler Dornen Schmertzen,<text:line-break/><text:tab/>an ſeiner Brust erwärmen will,<text:line-break/><text:tab/>und trägt dich heim zur rechten Spur<text:line-break/><text:tab/>der andern Schäflein, ruhe nur.</text:span></text:p>
      <text:p text:style-name="P107"/>
      <text:p text:style-name="P107"/>
      <text:p text:style-name="P108"><text:span text:style-name="T243">4</text:span>.9<text:tab/>Recitativo:<text:tab/>Der Heyland hinge nackt und bloß<text:tab/>1<text:span text:style-name="T6"><text:line-break/><text:line-break/></text:span>Der<text:span text:style-name="T6"><text:tab/>Der Heyland hinge nackt und bloß</text:span><text:span text:style-name="T136">,</text:span><text:span text:style-name="T6"><text:line-break/></text:span>Evangeliſte<text:span text:style-name="T6"><text:tab/></text:span><text:span text:style-name="T136">und über ſeinem Kleide<text:line-break/><text:tab/>warff ſchon das Krieges Volck das Loß</text:span><text:span text:style-name="T137">,</text:span><text:span text:style-name="T136"><text:line-break/><text:tab/></text:span><text:span text:style-name="T137">a</text:span><text:span text:style-name="T136">ls </text:span><text:span text:style-name="T138">E</text:span><text:span text:style-name="T136">r die </text:span><text:span text:style-name="T138">h</text:span><text:span text:style-name="T136">ochbetrübten Beyde,<text:line-break/><text:tab/>Mariam und Johannem, ſah,<text:line-break/><text:tab/>zu welchen dieſes Wort vom Kreutz herab geſchah:<text:line-break/><text:line-break/></text:span><text:span text:style-name="T244">JESUS, der</text:span><text:span text:style-name="T136"><text:tab/>Weib, ſiehe, dieſer iſt dein Sohn,<text:line-break/></text:span><text:span text:style-name="T244">gute Hirte</text:span><text:span text:style-name="T136"><text:tab/>und du ſolſt ſeine Mutter ſeyn.<text:line-break/><text:line-break/></text:span><text:span text:style-name="T244">Der</text:span><text:span text:style-name="T136"><text:tab/>Und die fürüber gingen,<text:line-break/></text:span><text:span text:style-name="T244">Evangeliſte</text:span><text:span text:style-name="T136"><text:tab/>belegten Ihn bey aller ſeiner Pein<text:line-break/><text:tab/>mit Läſterungen, Spott und Hohn,<text:line-break/><text:tab/>des</text:span><text:span text:style-name="T138"> </text:span><text:span text:style-name="T136">gleichen auch</text:span><text:span text:style-name="T138">,</text:span><text:span text:style-name="T136"> die bey Ihm hingen</text:span><text:span text:style-name="T138">.</text:span><text:span text:style-name="T136"><text:line-break/><text:tab/></text:span><text:span text:style-name="T138">B</text:span><text:span text:style-name="T136">iß der zur rechten Hand<text:line-break/><text:tab/>des Hirten Unſchuld doch erkant<text:line-break/><text:tab/>und in bußfertger Seelen Angſt<text:line-break/><text:tab/>als ein verlohrnes Schäflein ſich<text:line-break/><text:tab/>mit dieſem Glaubens Wort zu Ihm gewandt:<text:line-break/><text:line-break/></text:span><text:span text:style-name="T244">Der Schächer</text:span><text:span text:style-name="T136"><text:tab/>Gedenck, o HErr, an mich,<text:line-break/><text:tab/>wenn du in deinem Reich anlangſt.<text:line-break/><text:line-break/></text:span><text:span text:style-name="T244">Der Ev.</text:span><text:span text:style-name="T136"><text:tab/>Worauf der HErr</text:span><text:span text:style-name="T138">e</text:span><text:span text:style-name="T136"> ſich vernehmen ließ:<text:line-break/><text:line-break/></text:span><text:span text:style-name="T244">JESUS, der</text:span><text:span text:style-name="T136"><text:tab/>Ich ſage dir, glaub du es ſicherlich,<text:line-break/></text:span><text:span text:style-name="T244">gute Hirte</text:span><text:span text:style-name="T136"><text:tab/>heut wartet noch auf dich<text:line-break/><text:tab/>das ſchöne Paradieß.</text:span></text:p>
      <text:p text:style-name="P108"/>
      <text:p text:style-name="P108"/>
      <text:p text:style-name="P109"><text:span text:style-name="T244">4</text:span>.10<text:tab/>Accomp:<text:tab/>O Lippen! die von Honig triefen<text:tab/>1<text:span text:style-name="T6"><text:line-break/><text:line-break/></text:span>Das<text:span text:style-name="T6"><text:tab/>O Lippen! die von Honig triefen</text:span><text:span text:style-name="T139">.</text:span><text:span text:style-name="T6"><text:line-break/></text:span>glaubende<text:span text:style-name="T6"><text:tab/></text:span><text:span text:style-name="T139">O Mund! der aus dem Tod<text:line-break/></text:span>Schäflein<text:span text:style-name="T139"><text:tab/>ins Leben rufen kan.<text:line-break/><text:tab/>Nun hör ich keinen Teufel an,<text:line-break/><text:tab/>wie ſehr er auch mit Höllenflammen droht.<text:line-break/><text:tab/>Braußt immer</text:span><text:span text:style-name="T140"> </text:span><text:span text:style-name="T139">hin,<text:line-break/><text:tab/>ihr fürchterlichen</text:span><text:span text:style-name="T140"> Tieffen</text:span><text:span text:style-name="T139"> </text:span><text:span text:style-name="T140">[</text:span><text:span text:style-name="T246">or:</text:span><text:span text:style-name="T140"> Rieſen]</text:span><text:span text:style-name="T139">,<text:line-break/><text:tab/></text:span><text:span text:style-name="T140">eröffne,</text:span><text:span text:style-name="T139"> Abgrund</text:span><text:span text:style-name="T140">,</text:span><text:span text:style-name="T139"> deinen Rachen;<text:line-break/><text:tab/>da ich bey meinem Hirten bin,<text:line-break/><text:tab/>kan ich die größte Noth</text:span><text:span text:style-name="T140">,</text:span><text:span text:style-name="T139"><text:line-break/><text:tab/>die ſonst die Sünde macht, verlachen.</text:span></text:p>
      <text:p text:style-name="P110"><text:soft-page-break/><text:span text:style-name="T245">4</text:span>.11<text:tab/>Aria:<text:tab/>Ach von dieſem Kreutze thaut<text:tab/>1<text:span text:style-name="T6"><text:line-break/><text:line-break/></text:span>Das<text:span text:style-name="T6"><text:tab/>Ach von dieſem Kreutze thaut<text:line-break/></text:span>glaubende<text:span text:style-name="T6"><text:tab/></text:span><text:span text:style-name="T141">lauter Troſt auf mein Gewißen.</text:span><text:span text:style-name="T6"><text:line-break/></text:span>Schäflein<text:span text:style-name="T6"><text:tab/></text:span><text:span text:style-name="T141">Sollt ich nun verzagen müßen,<text:line-break/><text:tab/>da mein Glaube dem vertraut,<text:line-break/><text:tab/>der nach einen Schächer ſchaut,<text:line-break/><text:tab/>ihm den Himmel aufzuſchließen?</text:span></text:p>
      <text:p text:style-name="P110"/>
      <text:p text:style-name="P110"/>
      <text:p text:style-name="P111"><text:span text:style-name="T247">4</text:span>.12<text:tab/>Choral:<text:tab/>Es freut ſchon Jeſus ſich<text:tab/>1<text:span text:style-name="T6"><text:line-break/><text:line-break/></text:span>Chor<text:span text:style-name="T6"><text:tab/>Es freut ſchon Jeſus ſich</text:span><text:span text:style-name="T143">,</text:span><text:span text:style-name="T142"><text:line-break/><text:tab/>daß Er ſein Schäflein, dich<text:line-break/><text:tab/>wird auf die Achſeln legen<text:line-break/><text:tab/>und dich auf guten Wegen<text:line-break/><text:tab/>zu ſeiner Heerde bringen,<text:line-break/><text:tab/>die wird für Freuden ſingen.</text:span></text:p>
      <text:p text:style-name="P111"/>
      <text:p text:style-name="P111"/>
      <text:p text:style-name="P112"><text:span text:style-name="T248">4</text:span>.13<text:tab/>Recitativo:<text:tab/>Und um die ſechſte Stunde<text:tab/>1<text:span text:style-name="T6"><text:line-break/><text:line-break/></text:span>Der<text:span text:style-name="T6"><text:tab/>Und um die ſechſte Stunde<text:line-break/></text:span>Evangeliſte<text:span text:style-name="T6"><text:tab/>ward eine dicke Finſterniß.<text:line-break/><text:tab/>Dabey vernahm man diß<text:line-break/><text:tab/>aus Jeſu Munde:<text:line-break/><text:tab/><text:line-break/></text:span>JESUS, der<text:span text:style-name="T6"><text:tab/>Mein Gott! Mein Gott!<text:line-break/></text:span>gute Hirte<text:span text:style-name="T6"><text:tab/>Warum haſtu mich verlaßen?<text:line-break/><text:line-break/></text:span>Ev.<text:span text:style-name="T6"><text:tab/>Die Feinde trieben ihren Spott<text:line-break/><text:tab/>gewohntermaßen,<text:line-break/><text:tab/>ſogar mi</text:span><text:span text:style-name="T145">t</text:span><text:span text:style-name="T6"> Jeſu Angstgeſchrey.<text:line-break/><text:tab/>Er aber rief:<text:line-break/><text:line-break/></text:span>JESUS<text:span text:style-name="T6"><text:tab/>Mich dürſtet.<text:line-break/><text:line-break/></text:span>Ev.<text:span text:style-name="T6"><text:tab/>Und einer von den Knechten lief,<text:line-break/><text:tab/>nahm eine</text:span><text:span text:style-name="T145">n</text:span><text:span text:style-name="T6"> Schwamm,<text:line-break/><text:tab/>ſteckt ſolchen auf ein Rohr,<text:line-break/><text:tab/>und hielt dem faſt erwürgten Lamm<text:line-break/><text:tab/>auf ſolche Weiſe Ysopen und Eßig </text:span><text:span text:style-name="T145">vor</text:span><text:span text:style-name="T6">.<text:line-break/><text:tab/>Hierauf wird Jeſu</text:span><text:span text:style-name="T145">s</text:span><text:span text:style-name="T6"> laut:<text:line-break/><text:line-break/></text:span>JESUS<text:span text:style-name="T6"><text:tab/>Es iſt vollbracht.<text:line-break/><text:line-break/></text:span>Ev.<text:span text:style-name="T6"><text:tab/>Und abermahl ſchrie Er mit gan</text:span><text:span text:style-name="T145">t</text:span><text:span text:style-name="T6">zer Macht:<text:line-break/><text:line-break/></text:span>JESUS<text:span text:style-name="T6"><text:tab/>Mein Vater, ich befehle meine</text:span><text:span text:style-name="T145">n</text:span><text:span text:style-name="T6"> Geiſt<text:line-break/><text:tab/>in deine Hände.<text:line-break/><text:line-break/></text:span>Ev.<text:span text:style-name="T6"><text:tab/>Und als Er nun </text:span><text:span text:style-name="T145">g</text:span><text:span text:style-name="T6">ezahlet und geleiſt,<text:line-break/><text:tab/>wa</text:span><text:span text:style-name="T145">s</text:span><text:span text:style-name="T6"> Er doch nicht geraubt</text:span><text:span text:style-name="T145">,</text:span><text:span text:style-name="T6"><text:line-break/><text:tab/></text:span><text:span text:style-name="T145">ſ</text:span><text:span text:style-name="T6">o neigte </text:span><text:span text:style-name="T144">ſich mit ſeinem blutgen Haupt<text:line-break/><text:tab/>ſein Leben auch zum Ende.</text:span></text:p>
      <text:p text:style-name="P113"><text:soft-page-break/><text:span text:style-name="T249">4</text:span>.14<text:tab/>Coro:<text:tab/>Ihr Himmel klagt<text:tab/>1<text:span text:style-name="T6"><text:line-break/><text:line-break/></text:span>Chor<text:span text:style-name="T6"><text:tab/>Ihr Himmel</text:span><text:span text:style-name="T146">,</text:span><text:span text:style-name="T6"> klagt</text:span><text:span text:style-name="T146">,<text:line-break/><text:tab/>ihr Wolcken, g</text:span><text:span text:style-name="T147">ie</text:span><text:span text:style-name="T146">ßet Thränen!<text:line-break/><text:tab/>Denn Gott iſt todt.<text:line-break/><text:tab/>O großes Wort!<text:line-break/><text:tab/>Gott wird gequälet.<text:line-break/><text:tab/>O großer Mord!<text:line-break/><text:tab/>Gott wird entſeelet.<text:line-break/><text:tab/>O niemals noch erhörte Noth!<text:line-break/><text:tab/>Wer iſt, der nicht erſtaunt und ſagt:<text:line-break/><text:tab/></text:span><text:span text:style-name="T6">Ihr Himmel</text:span><text:span text:style-name="T146">,</text:span><text:span text:style-name="T6"> klagt</text:span><text:span text:style-name="T146">,<text:line-break/><text:tab/>ihr Wolcken, g</text:span><text:span text:style-name="T147">ie</text:span><text:span text:style-name="T146">ßet Thränen!<text:line-break/><text:tab/>Denn Gott iſt todt.</text:span></text:p>
      <text:p text:style-name="P113"/>
      <text:p text:style-name="P113"/>
      <text:p text:style-name="P114"><text:span text:style-name="T250">4</text:span>.15<text:tab/>Accomp:<text:tab/>Jedoch was regen ſich bey dieſem Todt<text:tab/>1<text:span text:style-name="T6"><text:line-break/><text:line-break/></text:span>Das<text:span text:style-name="T6"><text:tab/>Jedoch was regen ſich bey dieſem Todt<text:line-break/></text:span>erſchreckte<text:span text:style-name="T6"><text:tab/></text:span><text:span text:style-name="T148">für ſchreckensvolle Trauer Glocken?</text:span><text:span text:style-name="T6"><text:line-break/></text:span>Schäflein<text:span text:style-name="T6"><text:tab/></text:span><text:span text:style-name="T148">O </text:span><text:span text:style-name="T149">w</text:span><text:span text:style-name="T148">eh! </text:span><text:span text:style-name="T149">a</text:span><text:span text:style-name="T148">ch unerhörte Noth!<text:line-break/><text:tab/>Mein Troſt fängt in mir an zu ſtocken.<text:line-break/><text:tab/>O Furcht! </text:span><text:span text:style-name="T149">o</text:span><text:span text:style-name="T148"> Bangigkeit!<text:line-break/><text:tab/>Der Himmel geht in einem Trauer Kleid<text:line-break/><text:tab/>und hüllet ſeinen Schein<text:line-break/><text:tab/>in ſchwartze </text:span><text:span text:style-name="T149">Trauer </text:span><text:span text:style-name="T148">Decken ein.<text:line-break/><text:tab/>Es bebet Hertz und Geiſt</text:span><text:span text:style-name="T149">,</text:span><text:span text:style-name="T148"><text:line-break/><text:tab/></text:span><text:span text:style-name="T149">d</text:span><text:span text:style-name="T148">enn ja, die Erde zittert unter mir<text:line-break/><text:tab/>und ſcheinet zu zerfallen.<text:line-break/><text:tab/>Ich ſeh, wie dort und hier<text:line-break/><text:tab/>bei fürchterlichen Knallen<text:line-break/><text:tab/>ein Felß zerſpringt, ein Berg zerreißt</text:span><text:span text:style-name="T149"> [</text:span><text:span text:style-name="T252">or:</text:span><text:span text:style-name="T149"> zerſpringt]</text:span><text:span text:style-name="T148">.<text:line-break/><text:tab/>Wohin, ach Gott! wohin<text:line-break/><text:tab/>ſoll ich erſchrecktes Schäflein fliehn?<text:line-break/><text:tab/>Der Himmel ſcheint durch ſeinen Blick mich zu </text:span><text:span text:style-name="T150">ver</text:span><text:span text:style-name="T148">jagen,<text:line-break/><text:tab/>die Erde bebt, mich</text:span><text:span text:style-name="T150"> </text:span><text:span text:style-name="T148">ferner nicht zu tragen.</text:span></text:p>
      <text:p text:style-name="P114"/>
      <text:p text:style-name="P114"/>
      <text:p text:style-name="P116"><text:span text:style-name="T251">4</text:span>.16<text:tab/>Aria:<text:tab/>Aus der Natur erzürntem Blicke<text:tab/>1<text:span text:style-name="T6"><text:line-break/><text:line-break/></text:span>Das Geſetze<text:span text:style-name="T6"><text:tab/>Aus der Natur erzürntem Blicke</text:span><text:span text:style-name="T151"><text:line-break/><text:tab/>erkenne deine Mißethat.<text:line-break/><text:tab/>Dem Himmel graut dich anzuſehen,<text:line-break/><text:tab/>drum will ſein Licht verhüllet ſtehen.<text:line-break/><text:tab/>Der Abgrund bebt, die Felſen ſpringen<text:line-break/><text:tab/>und ſind bereit, dich zu verſchlingen.<text:line-break/><text:tab/>Warum? weil deine Sünd und Tücke<text:line-break/><text:tab/>den Schöpffer jetz getödtet hat.</text:span></text:p>
      <text:p text:style-name="P116"/>
      <text:p text:style-name="P116"/>
      <text:p text:style-name="P117"><text:span text:style-name="T253">4</text:span>.17<text:tab/>Arioſo:<text:tab/>Erſchrecktes Schäflein, fliehe nicht<text:span text:style-name="T254">!</text:span><text:tab/>1<text:span text:style-name="T6"><text:line-break/><text:line-break/></text:span>Das<text:span text:style-name="T6"><text:tab/>Erſchrecktes Schäflein, fliehe nicht</text:span><text:span text:style-name="T152">!</text:span><text:span text:style-name="T6"><text:line-break/></text:span>Evangelium<text:span text:style-name="T6"><text:tab/></text:span><text:span text:style-name="T153">Zeigt die Natur dir ihr erzürnt Geſicht,<text:line-break/><text:tab/>ſo ſiehe über dich<text:line-break/></text:span><text:soft-page-break/><text:span text:style-name="T153"><text:tab/>nach Jeſu zugeſchlo</text:span><text:span text:style-name="T154">ß</text:span><text:span text:style-name="T153">nen Augen,<text:line-break/><text:tab/>die werden dir zum Troſte taugen.<text:line-break/><text:tab/>Erbebt der feſte Grund der Erden<text:line-break/><text:tab/>und ſpringen Felſen auch entzwey,<text:line-break/><text:tab/>laß dir darum nicht bange werden,<text:line-break/><text:tab/>du biſt in deines Hirten Wunden<text:line-break/><text:tab/>vor allen Unfall frey.<text:line-break/><text:tab/>Da ſchließe dich mit feſten Glauben ein<text:line-break/><text:tab/>und ruhe nach der Pein,<text:line-break/><text:tab/>die du zuvor empfunden.</text:span></text:p>
      <text:p text:style-name="P117"/>
      <text:p text:style-name="P117"/>
      <text:p text:style-name="P118"><text:span text:style-name="T255">4</text:span>.18<text:tab/>Choral:<text:tab/>Drücket euch an meine Lippen<text:tab/>1<text:span text:style-name="T6"><text:line-break/><text:line-break/></text:span>Chor<text:span text:style-name="T6"><text:tab/>Drücket euch an meine Lippen</text:span><text:span text:style-name="T155">,<text:line-break/><text:tab/>o, ihr werthen Wunden ihr!<text:line-break/><text:tab/>Roſenrothe Purpur Klippen,<text:line-break/><text:tab/>oeffnet eure Höhlen mir.<text:line-break/><text:tab/>Thaut mir Gnade, Heyl und Leben,<text:line-break/><text:tab/>hertzet euch mit meinem Geiſt.<text:line-break/><text:tab/>Eure Fülle kan mir geben<text:line-break/><text:tab/>alles, was Vergnügung heißt.</text:span></text:p>
      <text:p text:style-name="P118"/>
      <text:p text:style-name="P118"/>
      <text:p text:style-name="P119"><text:span text:style-name="T256">4</text:span>.19<text:tab/>Recitativo:<text:tab/>Der Abend brach nun an<text:tab/>1<text:span text:style-name="T6"><text:line-break/><text:line-break/></text:span>Der<text:span text:style-name="T6"><text:tab/>Der Abend brach nun an</text:span><text:span text:style-name="T156">,</text:span><text:span text:style-name="T6"><text:line-break/></text:span>Evangeliſte<text:span text:style-name="T6"><text:tab/></text:span><text:span text:style-name="T156">als Joſeph, der dem HErr</text:span><text:span text:style-name="T157">e</text:span><text:span text:style-name="T156">n zugethan,<text:line-break/><text:tab/>um den erblaßten Leichnam bat</text:span><text:span text:style-name="T157">e</text:span><text:span text:style-name="T156">.<text:line-break/><text:tab/>Pilatus wundernsvoll, daß er bereits<text:line-break/><text:tab/>verſtorben wäre,<text:line-break/><text:tab/>gab dieſer Bitte gern Gehör</text:span><text:span text:style-name="T157">e</text:span><text:span text:style-name="T156">.<text:line-break/><text:tab/>Und alſo nahm<text:line-break/><text:tab/>er Ihn vom Kreutz.<text:line-break/><text:tab/>Auch Nicodemus kam,<text:line-break/><text:tab/>der vormahls in der Nacht bey Jeſu war,<text:line-break/><text:tab/>und brachte Specereyen dar.<text:line-break/><text:tab/>Mit dieſen bunden ſie<text:line-break/><text:tab/>des HErrn entſeelte Glieder<text:line-break/><text:tab/>in reine Leichen Tücher ein,<text:line-break/><text:tab/>verdeckten drauf des Grabes Höhle<text:line-break/><text:tab/>mit eine</text:span><text:span text:style-name="T157">n</text:span><text:span text:style-name="T156"> großen Stein.</text:span></text:p>
      <text:p text:style-name="P119"/>
      <text:p text:style-name="P119"/>
      <text:p text:style-name="P120"><text:span text:style-name="T257">4</text:span>.20<text:tab/>Recitativo:<text:tab/>So hat dich d<text:span text:style-name="T258">e</text:span>nn der Liebe Macht<text:tab/>1<text:span text:style-name="T6"><text:line-break/><text:line-break/></text:span>Das<text:span text:style-name="T6"><text:tab/>So hat dich d</text:span><text:span text:style-name="T158">e</text:span><text:span text:style-name="T6">nn der Liebe Macht<text:line-break/></text:span>getröſtete<text:span text:style-name="T6"><text:tab/><text:line-break/></text:span>Schäflein<text:span text:style-name="T6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20-01-27T22:05:50.517906337</dc:date>
    <dc:creator>Wolfgang Skala</dc:creator>
    <meta:editing-duration>P10DT2H43M51S</meta:editing-duration>
    <meta:editing-cycles>938</meta:editing-cycles>
    <meta:generator>LibreOffice/4.2.8.2$Linux_X86_64 LibreOffice_project/420m0$Build-2</meta:generator>
    <meta:document-statistic meta:table-count="0" meta:image-count="1" meta:object-count="0" meta:page-count="26" meta:paragraph-count="108" meta:word-count="6002" meta:character-count="36579" meta:non-whitespace-character-count="29875"/>
  </office:meta>
</office:document-meta>
</file>